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normal" style:text-underline-style="solid" style:text-underline-width="auto" style:text-underline-color="font-color" officeooo:rsid="000c1998" officeooo:paragraph-rsid="000c1998" style:font-size-asian="13.1000003814697pt" style:font-style-asian="normal" style:font-size-complex="15pt" style:font-style-complex="normal"/>
    </style:style>
    <style:style style:name="P2" style:family="paragraph" style:parent-style-name="Standard">
      <style:paragraph-properties fo:text-align="center" style:justify-single-word="false"/>
      <style:text-properties fo:font-size="15pt" fo:font-style="normal" style:text-underline-style="none" fo:font-weight="bold" officeooo:rsid="000c1998" officeooo:paragraph-rsid="000c1998" style:font-size-asian="13.1000003814697pt" style:font-style-asian="normal" style:font-weight-asian="bold" style:font-size-complex="15pt" style:font-style-complex="normal" style:font-weight-complex="bold"/>
    </style:style>
    <style:style style:name="P3" style:family="paragraph" style:parent-style-name="Standard">
      <style:paragraph-properties fo:text-align="center" style:justify-single-word="false"/>
      <style:text-properties fo:font-size="15pt" fo:font-style="normal" style:text-underline-style="none" fo:font-weight="bold" officeooo:rsid="000ed0f3" officeooo:paragraph-rsid="000ed0f3" style:font-size-asian="13.1000003814697pt" style:font-style-asian="normal" style:font-weight-asian="bold" style:font-size-complex="15pt" style:font-style-complex="normal" style:font-weight-complex="bold"/>
    </style:style>
    <style:style style:name="P4" style:family="paragraph" style:parent-style-name="Standard">
      <style:paragraph-properties fo:text-align="center" style:justify-single-word="false"/>
      <style:text-properties fo:font-size="15pt" fo:font-style="normal" style:text-underline-style="none" fo:font-weight="bold" officeooo:rsid="001247e1" officeooo:paragraph-rsid="001247e1" style:font-size-asian="13.1000003814697pt" style:font-style-asian="normal" style:font-weight-asian="bold" style:font-size-complex="15pt" style:font-style-complex="normal" style:font-weight-complex="bold"/>
    </style:style>
    <style:style style:name="P5" style:family="paragraph" style:parent-style-name="Standard">
      <style:paragraph-properties fo:text-align="center" style:justify-single-word="false"/>
      <style:text-properties fo:font-size="15pt" fo:font-style="normal" style:text-underline-style="none" fo:font-weight="bold" officeooo:rsid="0013a28b" officeooo:paragraph-rsid="0013a28b" style:font-size-asian="13.1000003814697pt" style:font-style-asian="normal" style:font-weight-asian="bold" style:font-size-complex="15pt" style:font-style-complex="normal" style:font-weight-complex="bold"/>
    </style:style>
    <style:style style:name="P6" style:family="paragraph" style:parent-style-name="Standard">
      <style:paragraph-properties fo:text-align="center" style:justify-single-word="false"/>
      <style:text-properties fo:font-size="15pt" fo:font-style="normal" style:text-underline-style="none" fo:font-weight="bold" officeooo:rsid="00192da4" officeooo:paragraph-rsid="00192da4" style:font-size-asian="13.1000003814697pt" style:font-style-asian="normal" style:font-weight-asian="bold" style:font-size-complex="15pt" style:font-style-complex="normal" style:font-weight-complex="bold"/>
    </style:style>
    <style:style style:name="P7" style:family="paragraph" style:parent-style-name="Standard">
      <style:paragraph-properties fo:text-align="center" style:justify-single-word="false"/>
      <style:text-properties fo:font-size="15pt" fo:font-style="normal" style:text-underline-style="none" fo:font-weight="bold" officeooo:rsid="001f5c33" officeooo:paragraph-rsid="001f5c33" style:font-size-asian="13.1000003814697pt" style:font-style-asian="normal" style:font-weight-asian="bold" style:font-size-complex="15pt" style:font-style-complex="normal" style:font-weight-complex="bold"/>
    </style:style>
    <style:style style:name="P8" style:family="paragraph" style:parent-style-name="Standard">
      <style:paragraph-properties fo:text-align="center" style:justify-single-word="false"/>
      <style:text-properties fo:font-size="15pt" fo:font-style="normal" style:text-underline-style="none" fo:font-weight="bold" officeooo:rsid="00219e7f" officeooo:paragraph-rsid="00219e7f" style:font-size-asian="13.1000003814697pt" style:font-style-asian="normal" style:font-weight-asian="bold" style:font-size-complex="15pt" style:font-style-complex="normal" style:font-weight-complex="bold"/>
    </style:style>
    <style:style style:name="P9" style:family="paragraph" style:parent-style-name="Standard">
      <style:paragraph-properties fo:text-align="center" style:justify-single-word="false"/>
      <style:text-properties fo:font-size="15pt" fo:font-style="normal" style:text-underline-style="none" fo:font-weight="bold" officeooo:rsid="00246c3d" officeooo:paragraph-rsid="00246c3d" style:font-size-asian="13.1000003814697pt" style:font-style-asian="normal" style:font-weight-asian="bold" style:font-size-complex="15pt" style:font-style-complex="normal" style:font-weight-complex="bold"/>
    </style:style>
    <style:style style:name="P10" style:family="paragraph" style:parent-style-name="Standard">
      <style:paragraph-properties fo:text-align="center" style:justify-single-word="false"/>
      <style:text-properties fo:font-size="15pt" fo:font-style="normal" style:text-underline-style="none" fo:font-weight="bold" officeooo:rsid="00285c30" officeooo:paragraph-rsid="00285c30" style:font-size-asian="13.1000003814697pt" style:font-style-asian="normal" style:font-weight-asian="bold" style:font-size-complex="15pt" style:font-style-complex="normal" style:font-weight-complex="bold"/>
    </style:style>
    <style:style style:name="P11" style:family="paragraph" style:parent-style-name="Standard">
      <style:paragraph-properties fo:text-align="center" style:justify-single-word="false"/>
      <style:text-properties fo:font-size="15pt" fo:font-style="normal" style:text-underline-style="none" fo:font-weight="bold" officeooo:rsid="002c713e" officeooo:paragraph-rsid="002c713e" style:font-size-asian="13.1000003814697pt" style:font-style-asian="normal" style:font-weight-asian="bold" style:font-size-complex="15pt" style:font-style-complex="normal" style:font-weight-complex="bold"/>
    </style:style>
    <style:style style:name="P12" style:family="paragraph" style:parent-style-name="Standard">
      <style:paragraph-properties fo:text-align="center" style:justify-single-word="false"/>
      <style:text-properties fo:font-size="15pt" fo:font-style="normal" style:text-underline-style="none" fo:font-weight="bold" officeooo:rsid="0033dcaa" officeooo:paragraph-rsid="0033dcaa" style:font-size-asian="13.1000003814697pt" style:font-style-asian="normal" style:font-weight-asian="bold" style:font-size-complex="15pt" style:font-style-complex="normal" style:font-weight-complex="bold"/>
    </style:style>
    <style:style style:name="P13" style:family="paragraph" style:parent-style-name="Standard">
      <style:paragraph-properties fo:text-align="center" style:justify-single-word="false"/>
      <style:text-properties fo:font-size="15pt" fo:font-style="normal" style:text-underline-style="none" fo:font-weight="bold" officeooo:rsid="0036350f" officeooo:paragraph-rsid="0036350f" style:font-size-asian="13.1000003814697pt" style:font-style-asian="normal" style:font-weight-asian="bold" style:font-size-complex="15pt" style:font-style-complex="normal" style:font-weight-complex="bold"/>
    </style:style>
    <style:style style:name="P14" style:family="paragraph" style:parent-style-name="Standard">
      <style:paragraph-properties fo:text-align="center" style:justify-single-word="false"/>
      <style:text-properties fo:font-size="15pt" fo:font-style="normal" style:text-underline-style="none" fo:font-weight="bold" officeooo:rsid="003a0230" officeooo:paragraph-rsid="003a0230" style:font-size-asian="13.1000003814697pt" style:font-style-asian="normal" style:font-weight-asian="bold" style:font-size-complex="15pt" style:font-style-complex="normal" style:font-weight-complex="bold"/>
    </style:style>
    <style:style style:name="P15" style:family="paragraph" style:parent-style-name="Standard">
      <style:paragraph-properties fo:text-align="center" style:justify-single-word="false"/>
      <style:text-properties fo:font-size="15pt" fo:font-style="normal" style:text-underline-style="none" fo:font-weight="bold" officeooo:rsid="003c12ea" officeooo:paragraph-rsid="003c12ea" style:font-size-asian="13.1000003814697pt" style:font-style-asian="normal" style:font-weight-asian="bold" style:font-size-complex="15pt" style:font-style-complex="normal" style:font-weight-complex="bold"/>
    </style:style>
    <style:style style:name="P16" style:family="paragraph" style:parent-style-name="Standard">
      <style:paragraph-properties fo:text-align="center" style:justify-single-word="false"/>
      <style:text-properties fo:font-size="15pt" fo:font-style="normal" style:text-underline-style="none" fo:font-weight="bold" officeooo:rsid="00428c97" officeooo:paragraph-rsid="00428c97" style:font-size-asian="13.1000003814697pt" style:font-style-asian="normal" style:font-weight-asian="bold" style:font-size-complex="15pt" style:font-style-complex="normal" style:font-weight-complex="bold"/>
    </style:style>
    <style:style style:name="P17" style:family="paragraph" style:parent-style-name="Standard">
      <style:paragraph-properties fo:text-align="center" style:justify-single-word="false"/>
      <style:text-properties fo:font-size="15pt" fo:font-style="normal" style:text-underline-style="none" fo:font-weight="bold" officeooo:rsid="004ee4e1" officeooo:paragraph-rsid="004ee4e1" style:font-size-asian="13.1000003814697pt" style:font-style-asian="normal" style:font-weight-asian="bold" style:font-size-complex="15pt" style:font-style-complex="normal" style:font-weight-complex="bold"/>
    </style:style>
    <style:style style:name="P18" style:family="paragraph" style:parent-style-name="Standard">
      <style:paragraph-properties fo:text-align="center" style:justify-single-word="false"/>
      <style:text-properties fo:font-size="15pt" fo:font-style="normal" style:text-underline-style="none" fo:font-weight="bold" officeooo:rsid="00548a44" officeooo:paragraph-rsid="00548a44" style:font-size-asian="13.1000003814697pt" style:font-style-asian="normal" style:font-weight-asian="bold" style:font-size-complex="15pt" style:font-style-complex="normal" style:font-weight-complex="bold"/>
    </style:style>
    <style:style style:name="P19" style:family="paragraph" style:parent-style-name="Standard">
      <style:paragraph-properties fo:text-align="center" style:justify-single-word="false"/>
      <style:text-properties fo:font-size="15pt" fo:font-style="normal" style:text-underline-style="none" fo:font-weight="bold" officeooo:rsid="005837ef" officeooo:paragraph-rsid="005837ef" style:font-size-asian="13.1000003814697pt" style:font-style-asian="normal" style:font-weight-asian="bold" style:font-size-complex="15pt" style:font-style-complex="normal" style:font-weight-complex="bold"/>
    </style:style>
    <style:style style:name="P20" style:family="paragraph" style:parent-style-name="Standard">
      <style:paragraph-properties fo:text-align="center" style:justify-single-word="false"/>
      <style:text-properties fo:font-size="15pt" fo:font-style="normal" style:text-underline-style="none" fo:font-weight="bold" officeooo:rsid="00599f81" officeooo:paragraph-rsid="00599f81" style:font-size-asian="13.1000003814697pt" style:font-style-asian="normal" style:font-weight-asian="bold" style:font-size-complex="15pt" style:font-style-complex="normal" style:font-weight-complex="bold"/>
    </style:style>
    <style:style style:name="P21" style:family="paragraph" style:parent-style-name="Standard">
      <style:paragraph-properties fo:text-align="center" style:justify-single-word="false"/>
      <style:text-properties fo:font-size="15pt" fo:font-style="normal" style:text-underline-style="none" fo:font-weight="bold" officeooo:rsid="005f2784" officeooo:paragraph-rsid="005f2784" style:font-size-asian="13.1000003814697pt" style:font-style-asian="normal" style:font-weight-asian="bold" style:font-size-complex="15pt" style:font-style-complex="normal" style:font-weight-complex="bold"/>
    </style:style>
    <style:style style:name="P22" style:family="paragraph" style:parent-style-name="Standard">
      <style:paragraph-properties fo:text-align="center" style:justify-single-word="false"/>
      <style:text-properties fo:font-size="15pt" fo:font-style="normal" style:text-underline-style="none" fo:font-weight="bold" officeooo:rsid="0062d1c0" officeooo:paragraph-rsid="0062d1c0" style:font-size-asian="13.1000003814697pt" style:font-style-asian="normal" style:font-weight-asian="bold" style:font-size-complex="15pt" style:font-style-complex="normal" style:font-weight-complex="bold"/>
    </style:style>
    <style:style style:name="P23" style:family="paragraph" style:parent-style-name="Standard">
      <style:paragraph-properties fo:text-align="center" style:justify-single-word="false"/>
      <style:text-properties fo:font-size="15pt" fo:font-style="normal" style:text-underline-style="none" fo:font-weight="bold" officeooo:rsid="00674bff" officeooo:paragraph-rsid="00674bff" style:font-size-asian="13.1000003814697pt" style:font-style-asian="normal" style:font-weight-asian="bold" style:font-size-complex="15pt" style:font-style-complex="normal" style:font-weight-complex="bold"/>
    </style:style>
    <style:style style:name="P24" style:family="paragraph" style:parent-style-name="Standard">
      <style:paragraph-properties fo:text-align="center" style:justify-single-word="false"/>
      <style:text-properties fo:font-size="15pt" fo:font-style="normal" style:text-underline-style="none" fo:font-weight="bold" officeooo:rsid="0068d641" officeooo:paragraph-rsid="0068d641" style:font-size-asian="13.1000003814697pt" style:font-style-asian="normal" style:font-weight-asian="bold" style:font-size-complex="15pt" style:font-style-complex="normal" style:font-weight-complex="bold"/>
    </style:style>
    <style:style style:name="P25" style:family="paragraph" style:parent-style-name="Standard">
      <style:paragraph-properties fo:text-align="start" style:justify-single-word="false"/>
      <style:text-properties fo:font-size="12pt" fo:font-style="normal" style:text-underline-style="none" fo:font-weight="normal" officeooo:rsid="000c1998" officeooo:paragraph-rsid="000c199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0cebf6" officeooo:paragraph-rsid="000cebf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0ed0f3" officeooo:paragraph-rsid="000ed0f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10b323" officeooo:paragraph-rsid="0010b32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11d681" officeooo:paragraph-rsid="0011d68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1247e1" officeooo:paragraph-rsid="001247e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131229" officeooo:paragraph-rsid="00131229"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13a28b" officeooo:paragraph-rsid="0013a28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16c2f5" officeooo:paragraph-rsid="0016c2f5"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17432e" officeooo:paragraph-rsid="0017432e"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192da4" officeooo:paragraph-rsid="00192da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1ad47f" officeooo:paragraph-rsid="001ad47f"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1c7ccd" officeooo:paragraph-rsid="001c7ccd"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1d94b3" officeooo:paragraph-rsid="001d94b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1f5c33" officeooo:paragraph-rsid="001f5c3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20e61d" officeooo:paragraph-rsid="0020e61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19e7f" officeooo:paragraph-rsid="00219e7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2af2f" officeooo:paragraph-rsid="0022af2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22fdf8" officeooo:paragraph-rsid="0022fdf8"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246c3d" officeooo:paragraph-rsid="00246c3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559ee" officeooo:paragraph-rsid="002559e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5f83f" officeooo:paragraph-rsid="0025f83f"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25f83f" officeooo:paragraph-rsid="00285c30"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29ed12" officeooo:paragraph-rsid="0029ed1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2ba829" officeooo:paragraph-rsid="002ba829"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2c29c5" officeooo:paragraph-rsid="002c29c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2c6ac7" officeooo:paragraph-rsid="002c6ac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2c713e" officeooo:paragraph-rsid="002c713e"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307276" officeooo:paragraph-rsid="0030727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3196bb" officeooo:paragraph-rsid="003196b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31c617" officeooo:paragraph-rsid="0031c61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3cd79" officeooo:paragraph-rsid="0033cd79"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3dcaa" officeooo:paragraph-rsid="0033dca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style:text-underline-style="none" fo:font-weight="normal" officeooo:rsid="0033fcb0" officeooo:paragraph-rsid="0033fcb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35921d" officeooo:paragraph-rsid="0035921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3633aa" officeooo:paragraph-rsid="003633a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36350f" officeooo:paragraph-rsid="0036350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3811ca" officeooo:paragraph-rsid="003811c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style:text-underline-style="none" fo:font-weight="normal" officeooo:rsid="0039c7d1" officeooo:paragraph-rsid="0039c7d1"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style:text-underline-style="none" fo:font-weight="normal" officeooo:rsid="003a0230" officeooo:paragraph-rsid="003a023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style:text-underline-style="none" fo:font-weight="normal" officeooo:rsid="003a8404" officeooo:paragraph-rsid="003a8404"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style:text-underline-style="none" fo:font-weight="normal" officeooo:rsid="003c0bce" officeooo:paragraph-rsid="003c0bc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style:text-underline-style="none" fo:font-weight="normal" officeooo:rsid="003c12ea" officeooo:paragraph-rsid="003c12e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style:text-underline-style="none" fo:font-weight="normal" officeooo:rsid="003db46b" officeooo:paragraph-rsid="003db46b"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style:text-underline-style="none" fo:font-weight="normal" officeooo:rsid="003ef739" officeooo:paragraph-rsid="003ef73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style:text-underline-style="none" fo:font-weight="normal" officeooo:rsid="003fd817" officeooo:paragraph-rsid="003fd817"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style:text-underline-style="none" fo:font-weight="normal" officeooo:rsid="00406b02" officeooo:paragraph-rsid="00406b0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style:text-underline-style="none" fo:font-weight="normal" officeooo:rsid="00419747" officeooo:paragraph-rsid="00419747"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style:text-underline-style="none" fo:font-weight="normal" officeooo:rsid="00428c97" officeooo:paragraph-rsid="00428c97"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style:text-underline-style="none" fo:font-weight="normal" officeooo:rsid="00431290" officeooo:paragraph-rsid="00431290"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style:text-underline-style="none" fo:font-weight="normal" officeooo:rsid="00436dc5" officeooo:paragraph-rsid="00436dc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style:text-underline-style="none" fo:font-weight="normal" officeooo:rsid="00448484" officeooo:paragraph-rsid="00448484"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style:text-underline-style="none" fo:font-weight="normal" officeooo:rsid="00467dd6" officeooo:paragraph-rsid="00467dd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style:text-underline-style="none" fo:font-weight="normal" officeooo:rsid="004d15aa" officeooo:paragraph-rsid="004d15a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style:text-underline-style="none" fo:font-weight="normal" officeooo:rsid="004ee4e1" officeooo:paragraph-rsid="004ee4e1"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style:text-underline-style="none" fo:font-weight="normal" officeooo:rsid="00506c09" officeooo:paragraph-rsid="00506c0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style:text-underline-style="none" fo:font-weight="normal" officeooo:rsid="0051d38b" officeooo:paragraph-rsid="0051d38b"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style:text-underline-style="none" fo:font-weight="normal" officeooo:rsid="00521e4b" officeooo:paragraph-rsid="00521e4b"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style:text-underline-style="none" fo:font-weight="normal" officeooo:rsid="0053a7a5" officeooo:paragraph-rsid="0053a7a5"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style:text-underline-style="none" fo:font-weight="normal" officeooo:rsid="00548a44" officeooo:paragraph-rsid="00548a4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style:text-underline-style="none" fo:font-weight="normal" officeooo:rsid="00563a5e" officeooo:paragraph-rsid="00563a5e"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style:text-underline-style="none" fo:font-weight="normal" officeooo:rsid="0056596e" officeooo:paragraph-rsid="0056596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style:text-underline-style="none" fo:font-weight="normal" officeooo:rsid="00575a64" officeooo:paragraph-rsid="00575a6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style:text-underline-style="none" fo:font-weight="normal" officeooo:rsid="005837ef" officeooo:paragraph-rsid="005837ef"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style:text-underline-style="none" fo:font-weight="normal" officeooo:rsid="005996a3" officeooo:paragraph-rsid="005996a3"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style:text-underline-style="none" fo:font-weight="normal" officeooo:rsid="00599f81" officeooo:paragraph-rsid="00599f8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style:text-underline-style="none" fo:font-weight="normal" officeooo:rsid="005be2b0" officeooo:paragraph-rsid="005be2b0"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style:text-underline-style="none" fo:font-weight="normal" officeooo:rsid="005be6c7" officeooo:paragraph-rsid="005be6c7"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style:text-underline-style="none" fo:font-weight="normal" officeooo:rsid="005c08a1" officeooo:paragraph-rsid="005c08a1"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style:text-underline-style="none" fo:font-weight="normal" officeooo:rsid="005dd248" officeooo:paragraph-rsid="005dd248"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style:text-underline-style="none" fo:font-weight="normal" officeooo:rsid="005e9e74" officeooo:paragraph-rsid="005e9e7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style:text-underline-style="none" fo:font-weight="normal" officeooo:rsid="005e9e74" officeooo:paragraph-rsid="006045b7"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style:text-underline-style="none" fo:font-weight="normal" officeooo:rsid="005f2784" officeooo:paragraph-rsid="005f2784"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style:text-underline-style="none" fo:font-weight="normal" officeooo:rsid="006045b7" officeooo:paragraph-rsid="006045b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style:text-underline-style="none" fo:font-weight="normal" officeooo:rsid="00616657" officeooo:paragraph-rsid="00616657"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style:text-underline-style="none" fo:font-weight="normal" officeooo:rsid="0062d1c0" officeooo:paragraph-rsid="0062d1c0"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center" style:justify-single-word="false"/>
      <style:text-properties fo:font-size="12pt" fo:font-style="normal" style:text-underline-style="none" fo:font-weight="normal" officeooo:rsid="0062d1c0" officeooo:paragraph-rsid="0062d1c0"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style:text-underline-style="none" fo:font-weight="normal" officeooo:rsid="0064a342" officeooo:paragraph-rsid="0064a342"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style:text-underline-style="none" fo:font-weight="normal" officeooo:rsid="0066999f" officeooo:paragraph-rsid="0066999f"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style:text-underline-style="none" fo:font-weight="normal" officeooo:rsid="00674bff" officeooo:paragraph-rsid="00674bff"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style:text-underline-style="none" fo:font-weight="normal" officeooo:rsid="00674fc6" officeooo:paragraph-rsid="00674fc6"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style:text-underline-style="none" fo:font-weight="normal" officeooo:rsid="0068d641" officeooo:paragraph-rsid="0068d641"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style:text-underline-style="none" fo:font-weight="normal" officeooo:rsid="0069c163" officeooo:paragraph-rsid="0069c163"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style:text-underline-style="none" fo:font-weight="normal" officeooo:rsid="006a813c" officeooo:paragraph-rsid="006a813c"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style:text-underline-style="none" fo:font-weight="normal" officeooo:rsid="006b1dfb" officeooo:paragraph-rsid="006b1dfb"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style:text-underline-style="none" fo:font-weight="normal" officeooo:rsid="001d94b3" officeooo:paragraph-rsid="001d94b3"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style:text-underline-style="none" fo:font-weight="normal" officeooo:rsid="006b1dfb" officeooo:paragraph-rsid="006b1dfb"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style:text-underline-style="none" fo:font-weight="normal" officeooo:rsid="00700c37" officeooo:paragraph-rsid="00700c37"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style:text-underline-style="none" fo:font-weight="normal" officeooo:rsid="0071b5b9" officeooo:paragraph-rsid="0071b5b9"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style:text-underline-style="none" fo:font-weight="normal" officeooo:rsid="0071da19" officeooo:paragraph-rsid="0071da19"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style:text-underline-style="none" fo:font-weight="normal" officeooo:rsid="003a8404" officeooo:paragraph-rsid="003a8404"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style:text-underline-style="none" fo:font-weight="normal" officeooo:rsid="0072c89d" officeooo:paragraph-rsid="0072c89d"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style:text-underline-style="none" fo:font-weight="normal" officeooo:rsid="003c0bce" officeooo:paragraph-rsid="003c0bce"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style:text-underline-style="none" fo:font-weight="normal" officeooo:rsid="00736e3d" officeooo:paragraph-rsid="00736e3d"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style:text-underline-style="none" fo:font-weight="normal" officeooo:rsid="00738ffc" officeooo:paragraph-rsid="00738ffc"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style:text-underline-style="none" fo:font-weight="normal" officeooo:rsid="0073c16b" officeooo:paragraph-rsid="0073c16b"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style:text-underline-style="none" fo:font-weight="normal" officeooo:rsid="00741804" officeooo:paragraph-rsid="00741804"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style:text-underline-style="none" fo:font-weight="normal" officeooo:rsid="007476fc" officeooo:paragraph-rsid="007476fc"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style:text-underline-style="none" fo:font-weight="normal" officeooo:rsid="0074fd0e" officeooo:paragraph-rsid="0074fd0e"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style:text-underline-style="none" fo:font-weight="normal" officeooo:rsid="007588b4" officeooo:paragraph-rsid="007588b4"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style:text-underline-style="none" fo:font-weight="normal" officeooo:rsid="00797d52" officeooo:paragraph-rsid="00797d52"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style:text-underline-style="none" fo:font-weight="normal" officeooo:rsid="007b050f" officeooo:paragraph-rsid="007b050f"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style:text-underline-style="none" fo:font-weight="normal" officeooo:rsid="007f0243" officeooo:paragraph-rsid="007f0243"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center" style:justify-single-word="false"/>
      <style:text-properties fo:font-size="15pt" fo:font-style="normal" style:text-underline-style="none" fo:font-weight="bold" officeooo:rsid="0071b5b9" officeooo:paragraph-rsid="0071b5b9" style:font-size-asian="13.1000003814697pt" style:font-style-asian="normal" style:font-weight-asian="bold" style:font-size-complex="15pt" style:font-style-complex="normal" style:font-weight-complex="bold"/>
    </style:style>
    <style:style style:name="P129" style:family="paragraph" style:parent-style-name="Standard">
      <style:paragraph-properties fo:text-align="center" style:justify-single-word="false"/>
      <style:text-properties fo:font-size="15pt" fo:font-style="normal" style:text-underline-style="none" fo:font-weight="bold" officeooo:rsid="00738ffc" officeooo:paragraph-rsid="00738ffc" style:font-size-asian="13.1000003814697pt" style:font-style-asian="normal" style:font-weight-asian="bold" style:font-size-complex="15pt" style:font-style-complex="normal" style:font-weight-complex="bold"/>
    </style:style>
    <style:style style:name="P130" style:family="paragraph" style:parent-style-name="Standard">
      <style:paragraph-properties fo:text-align="center" style:justify-single-word="false"/>
      <style:text-properties fo:font-size="15pt" fo:font-style="normal" style:text-underline-style="none" fo:font-weight="bold" officeooo:rsid="0073c16b" officeooo:paragraph-rsid="0073c16b" style:font-size-asian="13.1000003814697pt" style:font-style-asian="normal" style:font-weight-asian="bold" style:font-size-complex="15pt" style:font-style-complex="normal" style:font-weight-complex="bold"/>
    </style:style>
    <style:style style:name="P131" style:family="paragraph" style:parent-style-name="Standard">
      <style:paragraph-properties fo:text-align="center" style:justify-single-word="false"/>
      <style:text-properties fo:font-size="15pt" fo:font-style="normal" style:text-underline-style="none" fo:font-weight="bold" officeooo:rsid="0074fd0e" officeooo:paragraph-rsid="0074fd0e" style:font-size-asian="13.1000003814697pt" style:font-style-asian="normal" style:font-weight-asian="bold" style:font-size-complex="15pt" style:font-style-complex="normal" style:font-weight-complex="bold"/>
    </style:style>
    <style:style style:name="P132" style:family="paragraph" style:parent-style-name="Standard">
      <style:paragraph-properties fo:text-align="center" style:justify-single-word="false"/>
      <style:text-properties fo:font-size="15pt" fo:font-style="normal" style:text-underline-style="none" fo:font-weight="bold" officeooo:rsid="007ecb37" officeooo:paragraph-rsid="007ecb37" style:font-size-asian="13.1000003814697pt" style:font-style-asian="normal" style:font-weight-asian="bold" style:font-size-complex="15pt" style:font-style-complex="normal" style:font-weight-complex="bold"/>
    </style:style>
    <style:style style:name="P133" style:family="paragraph" style:parent-style-name="Standard">
      <style:paragraph-properties fo:text-align="start" style:justify-single-word="false"/>
      <style:text-properties fo:color="#ce181e" fo:font-size="12pt" fo:font-style="normal" style:text-underline-style="none" fo:font-weight="normal" officeooo:rsid="007fbd9e" officeooo:paragraph-rsid="007fbd9e" style:font-size-asian="10.5pt" style:font-style-asian="normal" style:font-weight-asian="normal" style:font-size-complex="12pt" style:font-style-complex="normal" style:font-weight-complex="normal"/>
    </style:style>
    <style:style style:name="T1" style:family="text">
      <style:text-properties officeooo:rsid="00192da4"/>
    </style:style>
    <style:style style:name="T2" style:family="text">
      <style:text-properties style:text-position="super 58%"/>
    </style:style>
    <style:style style:name="T3" style:family="text">
      <style:text-properties officeooo:rsid="002ba829"/>
    </style:style>
    <style:style style:name="T4" style:family="text">
      <style:text-properties officeooo:rsid="002e27b7"/>
    </style:style>
    <style:style style:name="T5" style:family="text">
      <style:text-properties officeooo:rsid="002f05c8"/>
    </style:style>
    <style:style style:name="T6" style:family="text">
      <style:text-properties officeooo:rsid="0031c617"/>
    </style:style>
    <style:style style:name="T7" style:family="text">
      <style:text-properties officeooo:rsid="0033bfc8"/>
    </style:style>
    <style:style style:name="T8" style:family="text">
      <style:text-properties officeooo:rsid="00406b02"/>
    </style:style>
    <style:style style:name="T9" style:family="text">
      <style:text-properties officeooo:rsid="00428c97"/>
    </style:style>
    <style:style style:name="T10" style:family="text">
      <style:text-properties officeooo:rsid="00436dc5"/>
    </style:style>
    <style:style style:name="T11" style:family="text">
      <style:text-properties officeooo:rsid="00448484"/>
    </style:style>
    <style:style style:name="T12" style:family="text">
      <style:text-properties officeooo:rsid="0046c1b7"/>
    </style:style>
    <style:style style:name="T13" style:family="text">
      <style:text-properties officeooo:rsid="00490b11"/>
    </style:style>
    <style:style style:name="T14" style:family="text">
      <style:text-properties officeooo:rsid="004e223b"/>
    </style:style>
    <style:style style:name="T15" style:family="text">
      <style:text-properties officeooo:rsid="004ee4e1"/>
    </style:style>
    <style:style style:name="T16" style:family="text">
      <style:text-properties officeooo:rsid="00506c09"/>
    </style:style>
    <style:style style:name="T17" style:family="text">
      <style:text-properties officeooo:rsid="0051d38b"/>
    </style:style>
    <style:style style:name="T18" style:family="text">
      <style:text-properties officeooo:rsid="00521e4b"/>
    </style:style>
    <style:style style:name="T19" style:family="text">
      <style:text-properties officeooo:rsid="00524413"/>
    </style:style>
    <style:style style:name="T20" style:family="text">
      <style:text-properties officeooo:rsid="00575a64"/>
    </style:style>
    <style:style style:name="T21" style:family="text">
      <style:text-properties officeooo:rsid="005a358d"/>
    </style:style>
    <style:style style:name="T22" style:family="text">
      <style:text-properties officeooo:rsid="005be2b0"/>
    </style:style>
    <style:style style:name="T23" style:family="text">
      <style:text-properties officeooo:rsid="005e9e74"/>
    </style:style>
    <style:style style:name="T24" style:family="text">
      <style:text-properties officeooo:rsid="00616657"/>
    </style:style>
    <style:style style:name="T25" style:family="text">
      <style:text-properties officeooo:rsid="00674fc6"/>
    </style:style>
    <style:style style:name="T26" style:family="text">
      <style:text-properties officeooo:rsid="006b1dfb"/>
    </style:style>
    <style:style style:name="T27" style:family="text">
      <style:text-properties officeooo:rsid="006c33d1"/>
    </style:style>
    <style:style style:name="T28" style:family="text">
      <style:text-properties officeooo:rsid="006d4e15"/>
    </style:style>
    <style:style style:name="T29" style:family="text">
      <style:text-properties officeooo:rsid="006d75e2"/>
    </style:style>
    <style:style style:name="T30" style:family="text">
      <style:text-properties officeooo:rsid="00718dfa"/>
    </style:style>
    <style:style style:name="T31" style:family="text">
      <style:text-properties officeooo:rsid="0071da19"/>
    </style:style>
    <style:style style:name="T32" style:family="text">
      <style:text-properties officeooo:rsid="0072c89d"/>
    </style:style>
    <style:style style:name="T33" style:family="text">
      <style:text-properties officeooo:rsid="00736e3d"/>
    </style:style>
    <style:style style:name="T34" style:family="text">
      <style:text-properties officeooo:rsid="0073c16b"/>
    </style:style>
    <style:style style:name="T35" style:family="text">
      <style:text-properties officeooo:rsid="0076aef9"/>
    </style:style>
    <style:style style:name="T36" style:family="text">
      <style:text-properties officeooo:rsid="007cde33"/>
    </style:style>
    <style:style style:name="T37" style:family="text">
      <style:text-properties officeooo:rsid="007f25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g Lennan “The Gentle”</text:p>
      <text:p text:style-name="P1"/>
      <text:p text:style-name="P2">1245</text:p>
      <text:p text:style-name="P2"/>
      <text:p text:style-name="P25">1 March</text:p>
      <text:p text:style-name="P25"/>
      <text:p text:style-name="P25">News of my Father’s death reached me today and I will ride with all haste to Dublin to be crowned.</text:p>
      <text:p text:style-name="P25"/>
      <text:p text:style-name="P25">2 March</text:p>
      <text:p text:style-name="P25"/>
      <text:p text:style-name="P25">The coronation was bittersweet. I had know my father’s time would be up soon but it is still extremely sad on all of us to loose a man of such caliber. I must do my best to ensure he did not live in vain and that Ireland continues to dominate our realm!</text:p>
      <text:p text:style-name="P25"/>
      <text:p text:style-name="P26">11 March</text:p>
      <text:p text:style-name="P26"/>
      <text:p text:style-name="P26">I have left the council of my father largely unchanged and declared a new time of law and order in our Kingdom. The titles of my vassals are static as are mine. I will not tolerate any inner-family fighting on our lands as long as I am King AND I will hold all my titles until such a point where I decide to appoint a new vassal (or give it to my son(s)) the power of my crown is now great and there are none who can challenge me!</text:p>
      <text:p text:style-name="P26"/>
      <text:p text:style-name="P26">11 June</text:p>
      <text:p text:style-name="P26"/>
      <text:p text:style-name="P26">Holy Shit! It is a lot of pressure to run a fucking country. My dad made it look so easy. But damn already it seems like the vassals are plotting against me and I am constantly yelling and lashing out at someone. Bassically I am stressed tf out…</text:p>
      <text:p text:style-name="P26"/>
      <text:p text:style-name="P26">20 June</text:p>
      <text:p text:style-name="P26"/>
      <text:p text:style-name="P26">I have turned the control <text:span text:style-name="T28">of</text:span> the <text:span text:style-name="T28">rual</text:span> farm provinces of Leix and Westmeathe over to local church leaders. I hope this takes off some of the edge I’ve been feeling…</text:p>
      <text:p text:style-name="P26"/>
      <text:p text:style-name="P27">23 June </text:p>
      <text:p text:style-name="P27"/>
      <text:p text:style-name="P27">Kaisar Alois has died in Germany. His successor will continue to rule in Metz…</text:p>
      <text:p text:style-name="P27"/>
      <text:p text:style-name="P3">1246</text:p>
      <text:p text:style-name="P3"/>
      <text:p text:style-name="P28">18 March</text:p>
      <text:p text:style-name="P28"/>
      <text:p text:style-name="P28">King Ramon of Egypt has been murdered igniting a new civil war between Polish and Hispanic forces in the Crusader Kingdom. The 6 year old son of Ramon, Joan II, has been named King of Egypt but his loyalists will need to defeat the the Duke of Kolzman.</text:p>
      <text:p text:style-name="P28"/>
      <text:p text:style-name="P28">24 April</text:p>
      <text:p text:style-name="P28"/>
      <text:p text:style-name="P28"><text:soft-page-break/>More of the former rebels in Galicia on the western coast of Hispania are pledging their allegiance to King Ponc III and the Hispanic Empire.</text:p>
      <text:p text:style-name="P28"/>
      <text:p text:style-name="P29">20 October</text:p>
      <text:p text:style-name="P29"/>
      <text:p text:style-name="P29">The <text:span text:style-name="T28">conqueror of Toledo, the</text:span> great King of Carinthia, Clamenc, has been named Emperor of the Holy Roman Empire!</text:p>
      <text:p text:style-name="P29"/>
      <text:p text:style-name="P30">27 November</text:p>
      <text:p text:style-name="P30"/>
      <text:p text:style-name="P30">I have arrested the earl of Muadhe and thrown him in our deepest pit to rot. I have suspicion he was rallying a plot against me…</text:p>
      <text:p text:style-name="P30"/>
      <text:p text:style-name="P30">14 December</text:p>
      <text:p text:style-name="P30"/>
      <text:p text:style-name="P30">Clamenc has moved his capital to Parma in the northern end of Italy and his first war is against Moravia in the remains of the old Kingdom of Bohemia…</text:p>
      <text:p text:style-name="P30"/>
      <text:p text:style-name="P4">1247</text:p>
      <text:p text:style-name="P4"/>
      <text:p text:style-name="P30">28 April</text:p>
      <text:p text:style-name="P30"/>
      <text:p text:style-name="P30">After 2 years I have calmed down a tick. Dont get me wrong, still stressy af, but manageable now. I have discussed an invasion of Wales with my commanders who have gotten me rather worked up about our nephew Ossor King of England who now has a rather strong claim over the Kingdom of Ireland. He may be a potential threat later on down the road and I have been advised to keep my eyes on him.</text:p>
      <text:p text:style-name="P30"/>
      <text:p text:style-name="P31">31 August</text:p>
      <text:p text:style-name="P31"/>
      <text:p text:style-name="P31">A great defensive pact agaisnt the Kaisar has been established between all kingdoms who are loyal to the Pope!</text:p>
      <text:p text:style-name="P31"/>
      <text:p text:style-name="P31">1 September</text:p>
      <text:p text:style-name="P31"/>
      <text:p text:style-name="P31">Fucking my hot wife helps me to not be so stressed out!</text:p>
      <text:p text:style-name="P31"/>
      <text:p text:style-name="P31">2 December</text:p>
      <text:p text:style-name="P31"/>
      <text:p text:style-name="P31">I have ordered another invasion of Scottland this time with the goal of taking Argyll by force if need be. I have determined it to be a hotbed and source of piracy in the area. Neil will surely send soldiers to oppose us but I am supported by the King of England and the Pope so I am not worried about some Scottish levies…</text:p>
      <text:p text:style-name="P31"/>
      <text:p text:style-name="P5">1248</text:p>
      <text:p text:style-name="P5"/>
      <text:p text:style-name="P32">6 February</text:p>
      <text:p text:style-name="P32"/>
      <text:p text:style-name="P32"><text:soft-page-break/>A great host of 13,000 Irish soldiers emabarks on the Scottish coastline destined to add more land and prestige to our kingdom!</text:p>
      <text:p text:style-name="P33">16 June</text:p>
      <text:p text:style-name="P33"/>
      <text:p text:style-name="P33">So far Neil does not oppose our occupation with force.</text:p>
      <text:p text:style-name="P33"/>
      <text:p text:style-name="P33">25 June</text:p>
      <text:p text:style-name="P33"/>
      <text:p text:style-name="P33">I had a rougue bishop arrested after it came out he was under suspicion of plotting against my life. I did not have him executed but he will rot in my prisons no doubt…</text:p>
      <text:p text:style-name="P33"/>
      <text:p text:style-name="P34">12 August</text:p>
      <text:p text:style-name="P34"/>
      <text:p text:style-name="P34">My wife, Issabella, is pregnant. The law of my father states that should it be a son he will inherit all the kingdom of Ireland.</text:p>
      <text:p text:style-name="P34"/>
      <text:p text:style-name="P34">6 November</text:p>
      <text:p text:style-name="P34"/>
      <text:p text:style-name="P34">My nephew, Ossor the young King of England, wrote me a rather well composed letter urging me to eat more and that my health would soon result in my not being able to pleasure a woman anymore. What a little pompous brat…</text:p>
      <text:p text:style-name="P34"/>
      <text:p text:style-name="P34">4 December</text:p>
      <text:p text:style-name="P34"/>
      <text:p text:style-name="P34">I have relented my daughter may marry her sweetheart the heir to the county <text:span text:style-name="T1">Tir Chonaill</text:span></text:p>
      <text:p text:style-name="P34"/>
      <text:p text:style-name="P35">6 December</text:p>
      <text:p text:style-name="P35"/>
      <text:p text:style-name="P35">I am now fat I am eating so much! But im also happy lol</text:p>
      <text:p text:style-name="P35"/>
      <text:p text:style-name="P35">25 December</text:p>
      <text:p text:style-name="P35"/>
      <text:p text:style-name="P35">Neil still has not sent any soldiers to oppose our occupation of Argyll. The people are for the most part under our control.</text:p>
      <text:p text:style-name="P35"/>
      <text:p text:style-name="P6">1249</text:p>
      <text:p text:style-name="P6"/>
      <text:p text:style-name="P35">6 January</text:p>
      <text:p text:style-name="P35"/>
      <text:p text:style-name="P35">My child will be born in many short months. I am curious as to whether Gilla will be made our heir or remain prince...For my part, I intend to uphold the law of my father.</text:p>
      <text:p text:style-name="P35"/>
      <text:p text:style-name="P35">15 January</text:p>
      <text:p text:style-name="P35"/>
      <text:p text:style-name="P35">Since Clamenc of Carinthia was crowned Kaisar of the Holy Roman Empire a period of relative peace has hung over Europe. <text:s/>Indeed these last 4 have been some of the quietist I have seen in my adult life…</text:p>
      <text:p text:style-name="P35"/>
      <text:p text:style-name="P35">4 March</text:p>
      <text:p text:style-name="P35"><text:soft-page-break/></text:p>
      <text:p text:style-name="P35">My wife is entering labor (I think) and news from Scottland is quiet.</text:p>
      <text:p text:style-name="P35"/>
      <text:p text:style-name="P36">12 March</text:p>
      <text:p text:style-name="P36"/>
      <text:p text:style-name="P36">A daughter, my daughter, born this morning. Gilla remains Prince of Ireland.</text:p>
      <text:p text:style-name="P36"/>
      <text:p text:style-name="P36">12 April</text:p>
      <text:p text:style-name="P36"/>
      <text:p text:style-name="P36">Clamenc’s first war is to cross the Vistula River in Pommerania and secure his control over the mouth of the river.</text:p>
      <text:p text:style-name="P36"/>
      <text:p text:style-name="P36">28 June</text:p>
      <text:p text:style-name="P36"/>
      <text:p text:style-name="P36">I have sent for Neil to meet me in the coutny of Argyll to officiate my rule over their lands.</text:p>
      <text:p text:style-name="P36"/>
      <text:p text:style-name="P36">19 July</text:p>
      <text:p text:style-name="P36"/>
      <text:p text:style-name="P36">Pirates! I could almost swear Neil must have something to do with it!</text:p>
      <text:p text:style-name="P36"/>
      <text:p text:style-name="P37">8 August</text:p>
      <text:p text:style-name="P37"/>
      <text:p text:style-name="P37">My mother Marquessa has died.</text:p>
      <text:p text:style-name="P37"/>
      <text:p text:style-name="P37">9 September</text:p>
      <text:p text:style-name="P37"/>
      <text:p text:style-name="P37">My meeting with Neil was today and went off without a hitch. He is pretty much my bitch sad to say. I almost feel bad for him but thats the way of the world and his weak ass is breeding pirates!</text:p>
      <text:p text:style-name="P37"/>
      <text:p text:style-name="P37">12 September</text:p>
      <text:p text:style-name="P37"/>
      <text:p text:style-name="P37">Me and Issabella just fucked so hard!</text:p>
      <text:p text:style-name="P37"/>
      <text:p text:style-name="P38">19 November</text:p>
      <text:p text:style-name="P38"/>
      <text:p text:style-name="P38">The young emperor of Hispania is now 13 and has given much power to the Duke of the south-west of the Iberian penninsula. Still Clamenc the Kaisar has held the peace in Aquitaine giving the poor people living there their fourth summer in a row of a peaceful life…</text:p>
      <text:p text:style-name="P38"/>
      <text:p text:style-name="P38">3 December</text:p>
      <text:p text:style-name="P38"/>
      <text:p text:style-name="P38">Against the wishes of my father I have ordered that the great statue be kept in his likeness. I do not fancy myself 100 feet tall tbh…</text:p>
      <text:p text:style-name="P38"/>
      <text:p text:style-name="P7">1250</text:p>
      <text:p text:style-name="P7"/>
      <text:p text:style-name="P39">30 June</text:p>
      <text:p text:style-name="P39"/>
      <text:p text:style-name="P39"><text:soft-page-break/>The five years of peace in Europe has broken this summer. Ossor King of England has intervened in a Danish war of succession and many princes of the Holy Roman Empire have risen up against Clamenc causing a great civil war to take hold in much of central europe. The rebels are led by the daughter of the former Kaisar, Gunther.</text:p>
      <text:p text:style-name="P39"/>
      <text:p text:style-name="P40">18 October</text:p>
      <text:p text:style-name="P40"/>
      <text:p text:style-name="P40">I have sent a young couple on a dangerous quest to retrive a lost book of Hippocrates from Anatolia to add to our great library!</text:p>
      <text:p text:style-name="P40"/>
      <text:p text:style-name="P40">28 October</text:p>
      <text:p text:style-name="P40"/>
      <text:p text:style-name="P40">In the face of growing rebellion Kaisar Clamenc decided to take his own life. A loyalist to the Milaneese faction, Karlmann of Lorraine, has been named Emperor of Germany and Kaisar of the Holy Roman Empire.</text:p>
      <text:p text:style-name="P40"/>
      <text:p text:style-name="P40">25 December</text:p>
      <text:p text:style-name="P40"/>
      <text:p text:style-name="P40">Our great town of Dublin is become a flourishing capital of learned men from across Europe!</text:p>
      <text:p text:style-name="P40"/>
      <text:p text:style-name="P40">26 December</text:p>
      <text:p text:style-name="P40"/>
      <text:p text:style-name="P40">I helped a young man down from a roof this afternoon. He was threatening to commit suicide and I persuaded him to re-think his decisions. He wept at this scolding from his King and came down at once. </text:p>
      <text:p text:style-name="P40"/>
      <text:p text:style-name="P8">1251</text:p>
      <text:p text:style-name="P8"/>
      <text:p text:style-name="P41">12 February</text:p>
      <text:p text:style-name="P41"/>
      <text:p text:style-name="P41">Today is Gilla’s 16<text:span text:style-name="T2">th</text:span> birthday! The lad still has all his hair and has become quite adept at numbers. I have appointed him our new steward and Dublin’s royal tax collector. He seems a strong lad and an excellent heir but I must admit I disaprove of his choices in lovers. Still I feel that is his decision to make, he will one day be King after I am gone and he will need to beceom accustomed to making difficult decisions…</text:p>
      <text:p text:style-name="P41"/>
      <text:p text:style-name="P41">2 March</text:p>
      <text:p text:style-name="P41"/>
      <text:p text:style-name="P41">Ossor, King of England has been defeated by Denmark casting a shadow over his realm and ending, perhaps, a period of Englinsh imperialism and supremacy. The time of his grandfather Eilif the Tenacious are through and now our Realm of Eire is recognized through Europe as the new great power of Britannia…</text:p>
      <text:p text:style-name="P41"/>
      <text:p text:style-name="P42">12 March</text:p>
      <text:p text:style-name="P42"/>
      <text:p text:style-name="P42">I have commited another great sum of 50 crowns (around 2 months of tax income!) to continue the quest for the lost book of Hippocrates!</text:p>
      <text:p text:style-name="P42"/>
      <text:p text:style-name="P42"><text:soft-page-break/></text:p>
      <text:p text:style-name="P42">9 April</text:p>
      <text:p text:style-name="P42"/>
      <text:p text:style-name="P42">In the Eastern Roman Empire the Emperor Evangelos continues to fight rebels across his empire. The move to Antioch may have been unwise…</text:p>
      <text:p text:style-name="P42"/>
      <text:p text:style-name="P42">23 June</text:p>
      <text:p text:style-name="P42"/>
      <text:p text:style-name="P42">At long last my brave adventurers have returnered with the Lost Book of Medicine written by Hippocrates. I have sent for scholars from around Europe to gather at my great library and discuss this novel discovery.</text:p>
      <text:p text:style-name="P42"/>
      <text:p text:style-name="P43">6 July</text:p>
      <text:p text:style-name="P43"/>
      <text:p text:style-name="P43">I have begun a rehaul of our military forces from the top down replacing over 75% of our aging chain of command. I have also sent for commanders from both sides of the recent English-Danish war to train our soldiers in modern combat…</text:p>
      <text:p text:style-name="P43"/>
      <text:p text:style-name="P43">28 July</text:p>
      <text:p text:style-name="P43"/>
      <text:p text:style-name="P43">I have officially destroyed the “Duchy of Connachta” the lands on the west banks of the Shannon are to be re-organized as “Western Ireland” and all Earls there will answer directly to the King of Ireland (ie the Duke of Midde and Mumu ie Me)</text:p>
      <text:p text:style-name="P43"/>
      <text:p text:style-name="P43">2 August</text:p>
      <text:p text:style-name="P43"/>
      <text:p text:style-name="P43">The gathering of great minds here in Dublin has cemented our status as a legendary center for culture, scholarly debate, and knowledge. In addition a great general of France has volunteered his services to my country as part of my new military overhaul. Our lands our great!</text:p>
      <text:p text:style-name="P43"/>
      <text:p text:style-name="P44">21 August</text:p>
      <text:p text:style-name="P44"/>
      <text:p text:style-name="P44">The French general was caught beating an Irish woman. He has been imprisoned for life. What a waste…</text:p>
      <text:p text:style-name="P44"/>
      <text:p text:style-name="P9">1252</text:p>
      <text:p text:style-name="P9"/>
      <text:p text:style-name="P44">10 February</text:p>
      <text:p text:style-name="P44"/>
      <text:p text:style-name="P44">The forces of Hungary have joined with the Emperor of Byzantium against a large rival faction spread throughout Thrace, Greece, and Italy.</text:p>
      <text:p text:style-name="P44"/>
      <text:p text:style-name="P45">20 June</text:p>
      <text:p text:style-name="P45"/>
      <text:p text:style-name="P45">In Egypt while the various faction leaders behind the Polish and Hispanic forces have been engaged with eachother over control of the vast Kingdom of Egypt Muslim forces have begun to creep back into Egyptian Arabia.</text:p>
      <text:p text:style-name="P45"/>
      <text:p text:style-name="P45"><text:soft-page-break/>23 June</text:p>
      <text:p text:style-name="P45"/>
      <text:p text:style-name="P45">The Genoan trading company in Africa has virtually collapesed. Since the fall of the great city at the hands of the Kaisar during his annexation of Toullouse (1216) the power of the trading entity has been on the decline. Finnaly this summer the people of Africa who had long prospered under the influence of the Doge have dissolved into a number of smaller independent republics who have only a small amount of allegiance to eachother at any given time. The power of the once great families of Genoa is now only revered in small communities around the city of Noli and the souther side of the island of Corsica near Cagliari.</text:p>
      <text:p text:style-name="P45"/>
      <text:p text:style-name="P46">15 September</text:p>
      <text:p text:style-name="P46"/>
      <text:p text:style-name="P47">My son and heir Gilla has retired from his Stewardship of Dublin after making us a fortune! He will reside on his great island of Mhannin and reign as Duke there and Prince of Ireland. He understands that if a son is born they will inherit Ireland and his younger brother would be his King.</text:p>
      <text:p text:style-name="P46"/>
      <text:p text:style-name="P46">15 October</text:p>
      <text:p text:style-name="P46"/>
      <text:p text:style-name="P46">King Ponc III of Aragon has just turned 16 and nearly all of Hispania respects him as King of Hispania. <text:s/>Only a number of radical muslims and the final King of once great House of Jimena dare oppose him. At his coronation he mentioned the “King of Galicia” Jimena by name and swore that his upmost duty before God is to see Hispania united under his rule. In a stunning turn of events Ossor of England has promised 10,000 goodly men to the King of Galicia even in the wake of his defeat against Denmark. Ossor must be thirsty to prove himself and show off in my face (I think) But regardless I wish him luck. Aragon is a dangerous beast on the same level as the Holy Roman Empire. I tremble to watch these tyrants swallow so many good people but what can I do? To interfere would bankrupt our nation, ruin our people, and destroy the beauty of our culture all for what?</text:p>
      <text:p text:style-name="P46"/>
      <text:p text:style-name="P10">1253</text:p>
      <text:p text:style-name="P10"/>
      <text:p text:style-name="P48">28 January</text:p>
      <text:p text:style-name="P48"/>
      <text:p text:style-name="P48">My daughter Lasairfiona, betroved to the Prince of England, has given birth to a bastard child. I have ordered that he be kept in my castle.</text:p>
      <text:p text:style-name="P48"/>
      <text:p text:style-name="P48">7 March</text:p>
      <text:p text:style-name="P48"/>
      <text:p text:style-name="P48">A Galician army has been destroyed trying to cross the <text:span text:style-name="T3">Minho river by a great force of Aragon. England already departed 9 thousand men led by the King Ossor himself.</text:span></text:p>
      <text:p text:style-name="P48"/>
      <text:p text:style-name="P49">12 March</text:p>
      <text:p text:style-name="P49"/>
      <text:p text:style-name="P49">Ossor has landed and laid seige to the defecated remains of Oviedo!</text:p>
      <text:p text:style-name="P49"/>
      <text:p text:style-name="P49">28 March</text:p>
      <text:p text:style-name="P49"/>
      <text:p text:style-name="P49">A man was spreading ideas concerning a flying contraption I had him arrested. This was seen as particularly harsh by some but Jeesus guys we are not birds we cannont fly and it is dangerous af to try <text:soft-page-break/>and convince people otherwise. In order to quell the apparent public outrage (It does run contrary to my gentle reputation I get it but still…) I have funded an extensive investigation into flying contraptions in order to prove their imposibility…</text:p>
      <text:p text:style-name="P49"/>
      <text:p text:style-name="P49">2 April</text:p>
      <text:p text:style-name="P49"/>
      <text:p text:style-name="P49">A treaty has been signed by the participants in the Egyptian civil war. Paraetonium and Kharibia will be allowed to conduct their own trade deals with Europe and given the freedom to pass their own taxes and govern their own conduct in exchange they must lend soldiers to help Egypt defend Egyptian Arabia (Al Jawf and Al Ula) from ever increasing Muslim threats…</text:p>
      <text:p text:style-name="P49"/>
      <text:p text:style-name="P49">29 April</text:p>
      <text:p text:style-name="P49"/>
      <text:p text:style-name="P49">A massive army of King Ponc III decended from the Pyranees mountains last week and shattered Ossors occupation of Oviedo. The English King has been forced into a hasty rout towards Galicia after a devestating defeat at the hands of a numerically superior Aragonian army.</text:p>
      <text:p text:style-name="P49"/>
      <text:p text:style-name="P50">5 May</text:p>
      <text:p text:style-name="P50"/>
      <text:p text:style-name="P50">A rather outspoken subsection of the committee on flying machines has vowed that they have discovered the secrets and will build a working prototype in good time…</text:p>
      <text:p text:style-name="P50"/>
      <text:p text:style-name="P50">3 June</text:p>
      <text:p text:style-name="P50"/>
      <text:p text:style-name="P50">The resistance to King Ponc is now limited to a small (but fierce) number of rebels held up around the cities of Santiago and Coruna in northwestern Hispania.</text:p>
      <text:p text:style-name="P50"/>
      <text:p text:style-name="P50">8 June</text:p>
      <text:p text:style-name="P50"/>
      <text:p text:style-name="P50">As the flying machine nears completion I have outlawed any man to ride in her maiden voyage. The townspeople have selected a dog in the butcher’s absence.</text:p>
      <text:p text:style-name="P50"/>
      <text:p text:style-name="P50">12 June</text:p>
      <text:p text:style-name="P50"><text:line-break/>Guess what happened… The dog died…</text:p>
      <text:p text:style-name="P50"/>
      <text:p text:style-name="P50">13 July</text:p>
      <text:p text:style-name="P50"/>
      <text:p text:style-name="P50">A crushing defeat in Santiago for Galicia and England all but assures Ponc’s eventual victory…</text:p>
      <text:p text:style-name="P50"/>
      <text:p text:style-name="P50">28 July</text:p>
      <text:p text:style-name="P50"/>
      <text:p text:style-name="P50">The current earl of “Connachta” is literally retarded and he’s been making fun of me lately. Part of me wants to go try and get on his good side but I literally dont care…</text:p>
      <text:p text:style-name="P50"/>
      <text:p text:style-name="P51">28 August</text:p>
      <text:p text:style-name="P51"/>
      <text:p text:style-name="P51">King Ponc was seemingly murdered in his castle by someone very close to him… Suspicion is abound but no sure killer. His younger brother, Alfons, has been crowned King at the age of 11. A regent (my <text:soft-page-break/>cousin Ramon prince of Castille) has vowed to continue the war to unite the Iberian Penninsula of Hispania under Aragon’s rule…</text:p>
      <text:p text:style-name="P51"/>
      <text:p text:style-name="P51">4 November</text:p>
      <text:p text:style-name="P51"/>
      <text:p text:style-name="P51">As winter sets in open resistance to Aragon in Galicia has become muted though forces of the Emperor have yet to march on the city of Coruna (the home of King Galicia)</text:p>
      <text:p text:style-name="P51"/>
      <text:p text:style-name="P51">28 December</text:p>
      <text:p text:style-name="P51"/>
      <text:p text:style-name="P51">Armies of Aragon arrived outside Coruna on Christmas morning. Numbering over 10 thousand they are sure to storm the gate and take the city, and <text:span text:style-name="T5">destroy</text:span> the last organized christian resistance to Aragon on the Iberian Penninsula.</text:p>
      <text:p text:style-name="P51"/>
      <text:p text:style-name="P11">1254</text:p>
      <text:p text:style-name="P11"/>
      <text:p text:style-name="P52">3 January</text:p>
      <text:p text:style-name="P52"/>
      <text:p text:style-name="P52">I have learned that Ossor had Lupe the last Jimena King of Galicia snuck out of the warzone as part of the English King’s own retreat and that the defeated Galician now lives as a ward of the King of England. Hispania is lost to Aragon.</text:p>
      <text:p text:style-name="P52"/>
      <text:p text:style-name="P52">23 May</text:p>
      <text:p text:style-name="P52"/>
      <text:p text:style-name="P52">Alfons has been murdered and now Ramon has assumed <text:span text:style-name="T4">the Empire of Aragon.</text:span></text:p>
      <text:p text:style-name="P50"/>
      <text:p text:style-name="P53">29 May</text:p>
      <text:p text:style-name="P53"/>
      <text:p text:style-name="P53">Ramon’s first act as Imperator Totiues Hispaniae is an invasion of Mallorca which has in recent years fallen into dissaray as the King of Brittany no longer has power to keep law and order there, the Germans continue to fail at ruling the seas, Genoa slips from good graces, and the Vexin King of France still is kept hundreds of miles from the Mediterainean coat. In Aquitaine no strong leader of the people has appeared and in Toulousse the Kaisar is becoming more and more respeced by the people as time goes on.</text:p>
      <text:p text:style-name="P53"/>
      <text:p text:style-name="P54">20 July</text:p>
      <text:p text:style-name="P54"/>
      <text:p text:style-name="P54">In response to Ramon’s invasion of Mallalorca many Occitan and English vollunteers have pledged to continue to oppose the tyrant and in their words “return christian leadership to the Iberian Penninsula” however I am afraid they are doomed to failure. For my part I will continue to stay out of direct war with Ramon and the now great power of Aragon.</text:p>
      <text:p text:style-name="P54"/>
      <text:p text:style-name="P54">10 August</text:p>
      <text:p text:style-name="P54"/>
      <text:p text:style-name="P54">Neil, the King of the Scottish Moors, has personally annexed the eastern half of Iceland and to tell you the truth I am impressed. Gone are the days of Norwegian dominance over Norther Europe. The true descendants of Emperor Hardrade of the North <text:span text:style-name="T6">would be Ossor the King of England who remains stymied in an unwinnable war against the great people of Ramon.</text:span></text:p>
      <text:p text:style-name="P54"><text:soft-page-break/></text:p>
      <text:p text:style-name="P55">30 August</text:p>
      <text:p text:style-name="P55"/>
      <text:p text:style-name="P55">King Ossor of England has died ill at sea passing through Saint George’s Channel. His younger brother Eilif II (13) <text:s/>who is betroved to marry my daughter Fiona will be crowned in Westminster. I have send my regards to their war council to offer the use of my extensive <text:span text:style-name="T7">shipping networks, at a price.</text:span></text:p>
      <text:p text:style-name="P55"/>
      <text:p text:style-name="P56">18 October</text:p>
      <text:p text:style-name="P56"/>
      <text:p text:style-name="P56">Vexin France and the freemen of Aquitaine and Auvergne along with the King of Brittany have all pledged themselves against Emperor Ramon in a pitted fight for control of the western Mediteranean. This may come to impact me </text:p>
      <text:p text:style-name="P56"/>
      <text:p text:style-name="P56">25 October</text:p>
      <text:p text:style-name="P56"/>
      <text:p text:style-name="P56">Are not we ready even now for war? </text:p>
      <text:p text:style-name="P56">I will move to save our noble bros</text:p>
      <text:p text:style-name="P56">and keep the lands of Wales from Tyranny.</text:p>
      <text:p text:style-name="P56">For should her crimson caves be dripped desire</text:p>
      <text:p text:style-name="P56">I alone forsake my lonsome sleep.</text:p>
      <text:p text:style-name="P56">Begone oh night of England yonder peril</text:p>
      <text:p text:style-name="P56">Awake all Eire teeming sword and steeple</text:p>
      <text:p text:style-name="P56"/>
      <text:p text:style-name="P56">26 October</text:p>
      <text:p text:style-name="P56"/>
      <text:p text:style-name="P56">I have ordered an invasion of the city Gwyr in Wales in order to assert Irish dominance in the region. Now is the opprotune time while Eilif II is still young and his advisors are distracted with a feud in Hispania. As our two families become more intertwined I want it to be perfectly clear that the lord of Dublin will be the center of power in Britannia. If I had my way we would not be fighting in Hispania, they have their own problems. We should be more worried about uniting Francia to keep ourselves safe from Germany. In this war against Gwyr I hope to demonstrate Ireland’s status as a great world power!</text:p>
      <text:p text:style-name="P56"/>
      <text:p text:style-name="P57">9 November</text:p>
      <text:p text:style-name="P57"/>
      <text:p text:style-name="P57">I discovered that my daughter’s sweetheart was speaking openly against my son Prince Gilla. I had him arrested immediately and I will hold him until I feel ready to let him out!</text:p>
      <text:p text:style-name="P57"/>
      <text:p text:style-name="P57"/>
      <text:p text:style-name="P57">29 November</text:p>
      <text:p text:style-name="P57"/>
      <text:p text:style-name="P57">Over 5000 soldiers have landed in Wales. The petty King Enfidaig has organized aroud 3000 poorly trained sad souls to oppose us.</text:p>
      <text:p text:style-name="P57"/>
      <text:p text:style-name="P57">13 December</text:p>
      <text:p text:style-name="P57"/>
      <text:p text:style-name="P57">At the sight of only our first wave of men the army of Gwyr was forced to retreat north into the lands of English Chester. I received permission from our gracious nephew the King Eilif II to pursue them to their destruction. Quite a concelatioin if you ask me…</text:p>
      <text:p text:style-name="P57"/>
      <text:p text:style-name="P12"><text:soft-page-break/>1255</text:p>
      <text:p text:style-name="P12"/>
      <text:p text:style-name="P58">11 January</text:p>
      <text:p text:style-name="P58"/>
      <text:p text:style-name="P58">Through the winter our soldiers pursued the frightened men of Wales all the way into Scottland now. Still they flee.</text:p>
      <text:p text:style-name="P58"/>
      <text:p text:style-name="P58">20 January</text:p>
      <text:p text:style-name="P58"/>
      <text:p text:style-name="P58">In the lands of Cumberland on the border of our holdings in Scottland the army of Gwyr turned suddenly towards the sea. This is likely a sign they are ready to do battle. Worn out the worms are ready to die…</text:p>
      <text:p text:style-name="P58"/>
      <text:p text:style-name="P58">23 January</text:p>
      <text:p text:style-name="P58"/>
      <text:p text:style-name="P58">They turned sharply north again and are headed straight for our city of Dungot.</text:p>
      <text:p text:style-name="P58"/>
      <text:p text:style-name="P58">3 February</text:p>
      <text:p text:style-name="P58"><text:line-break/>In wales our second wave of men have firmly established their presence throughout the southern cities of Wales. So far, with the army so far from home, there have been no major incidents.</text:p>
      <text:p text:style-name="P58"/>
      <text:p text:style-name="P58">22 February</text:p>
      <text:p text:style-name="P58"/>
      <text:p text:style-name="P58">We have destryed over 1000 of their men in Irish Scottland but the rest of the cowards continue to flee from us.</text:p>
      <text:p text:style-name="P58"/>
      <text:p text:style-name="P59">25 April</text:p>
      <text:p text:style-name="P59"/>
      <text:p text:style-name="P59">The army of Gwyr has returned to Ceredigon but decied against engagin with our armies stationed to the south…</text:p>
      <text:p text:style-name="P59"/>
      <text:p text:style-name="P59">25 May</text:p>
      <text:p text:style-name="P59"/>
      <text:p text:style-name="P59">Destroyed the army while it hid in Ceredigon. Captured the Count of Gwyr. Perhaps some pirates still oppose me (and the soldiers may stay till Christmas) but the people of Gwyr understand that the King Lennan in Dublin is their master.</text:p>
      <text:p text:style-name="P59"/>
      <text:p text:style-name="P59">2 July</text:p>
      <text:p text:style-name="P59"/>
      <text:p text:style-name="P59">The Christian alliance of England, France, Aquitaine, and Brittany has managed to caputre much of Gascogne from Aragon. However Ramon still posses great wealth and strength beyong their abilities and I think this is just a quick upset in a longer, slower process that is this war.</text:p>
      <text:p text:style-name="P59"/>
      <text:p text:style-name="P60">3 October</text:p>
      <text:p text:style-name="P60"/>
      <text:p text:style-name="P60"><text:soft-page-break/>After many quiet months I decided our boys can come back home early. I have spoken with the petty Welsh King and assured him that for 10 years I will not return swearing on the bible in return he will respect Irish Gwyr. He seemed to understand.</text:p>
      <text:p text:style-name="P60"/>
      <text:p text:style-name="P60">4 October</text:p>
      <text:p text:style-name="P60"/>
      <text:p text:style-name="P60">The Eastern Emperor in Antioch Evangelos has died without resolving the ongoing Byzantine civil war. As a result the Empire is now become even more fractured with several different factions claiming kingship of everything between Italy, Croatia, and Antioch. In reality it is a mad scramble of killing…</text:p>
      <text:p text:style-name="P60"/>
      <text:p text:style-name="P13">1256</text:p>
      <text:p text:style-name="P13"/>
      <text:p text:style-name="P61">1 January</text:p>
      <text:p text:style-name="P61"><text:line-break/>Another happy year. I am glad that Ireland is respected as the supreme power in Saint George’s channel. My family is one of the greatest in Europe and our city of Dublin compres even with Constantinople and Roma!</text:p>
      <text:p text:style-name="P61"/>
      <text:p text:style-name="P61">16 January</text:p>
      <text:p text:style-name="P61"><text:line-break/>The forces of England and Brittany have pushed Ramon all the way back to Navarre completelly holding Gascogne.</text:p>
      <text:p text:style-name="P61"/>
      <text:p text:style-name="P61">24 February</text:p>
      <text:p text:style-name="P61"/>
      <text:p text:style-name="P61">Another revolt has broken out in Scottland. Neil seems unable to hold his end of the deal. A woman in Scone named Effe, supposedly the grandaughter of King Ironside and thus a descendant of Queen Orabilia, has declared Neil incompetent in his ability to rule and taken up arms to return the crown to Scone and the stewardship of the family of Orabilia.</text:p>
      <text:p text:style-name="P61"/>
      <text:p text:style-name="P61">18 March</text:p>
      <text:p text:style-name="P61"/>
      <text:p text:style-name="P61">English and Occitan soldiers have laid siege to the great city of Pamplona in the heart of Navarre.</text:p>
      <text:p text:style-name="P61"/>
      <text:p text:style-name="P62">9 May</text:p>
      <text:p text:style-name="P62"/>
      <text:p text:style-name="P62">A most curious philospher arrived from the Eastern Empire and told me the way it could be. He says I really could just revoke all of my vassal’s land and rule with an absolute and iron fist. The idea intrigued me to say the least and I have to mull this over for a good amount of time. I want our lands to be strong and rich indeed but perhaps it would be for the best to cut out the middle man eh?</text:p>
      <text:p text:style-name="P62"/>
      <text:p text:style-name="P63">6 October</text:p>
      <text:p text:style-name="P63"/>
      <text:p text:style-name="P63">I have, for the time being, decided against centralization of Ireland but it may come up again in due time…</text:p>
      <text:p text:style-name="P63"/>
      <text:p text:style-name="P63">30 November</text:p>
      <text:p text:style-name="P63"><text:soft-page-break/><text:line-break/><text:span text:style-name="T31">Pamplona, the capital of Navarra, has been ransaked by the French-English alliance and Eilif has declered an effective end to the campaign. He has declared that the people of Hispania have proven their worth and that no serious “Empire” could ever flourish in that land of weaklings. He has pledged the service of his soldiers to a cause closer to home. The king of France has, for his part, pledged to continue into the heartland of Hispania and destroy the fortress of Toledo. </text:span>Following the capture of Pamplona the leadership quality of Ramon was called into question and now relatives are coming out of the woodwork. Eilif II would have it be said that he destroyed the Empire of Aragon <text:span text:style-name="T32">but they are only scattered not destroyed</text:span>. My daughter went to stay with him as I promised many years ago. My grandson will be King of England but on whose side I wonder…</text:p>
      <text:p text:style-name="P63"/>
      <text:p text:style-name="P64">31 December</text:p>
      <text:p text:style-name="P64"/>
      <text:p text:style-name="P64">On christmas Eilif announced that England would not do business with the Genoan(Noli) traders anymore. He has outlawed their posts and decreed that should their ships come into his waters he would sink them. This dumb son of a bitch is posturing and loosing both of us money. The Doge of Noli swore that his men were free to trade where they pleased. I am staying neutral but will remain trading with Genoa.</text:p>
      <text:p text:style-name="P64"/>
      <text:p text:style-name="P14">1257</text:p>
      <text:p text:style-name="P14"/>
      <text:p text:style-name="P64">3 January</text:p>
      <text:p text:style-name="P64"/>
      <text:p text:style-name="P64">My son Prince Gilla I have named “The Duke of Deheubarth” and granted him lorship of Dyfed and all lands ceded to me in the victoyr over Gwyr.</text:p>
      <text:p text:style-name="P64"/>
      <text:p text:style-name="P64">18 March</text:p>
      <text:p text:style-name="P64"/>
      <text:p text:style-name="P64">In Egypt King Joan “The Young” has successfully driven the Muslims back to the old border wought out by Gausfred in Al Ula.</text:p>
      <text:p text:style-name="P64"/>
      <text:p text:style-name="P65">10 August</text:p>
      <text:p text:style-name="P65"/>
      <text:p text:style-name="P65">Gilla’s presence in Deheubarth has risen tensions to be sure. Now even <text:span text:style-name="T29">m</text:span>en from Cornall are venturig into Wales to fight for their self percieved indepenance but our might is too great for them. I have also paid to have our great castle expaned to be one of the greatest in all of Europe!</text:p>
      <text:p text:style-name="P65"/>
      <text:p text:style-name="P65">13 October</text:p>
      <text:p text:style-name="P65"><text:line-break/>Eilif II has successfully destroyed all Noli’s trade posts in Bath. He now sends ships out on scouting misions...this is seriously gonna fuck my bottom line I can just feel it.</text:p>
      <text:p text:style-name="P65"/>
      <text:p text:style-name="P66">18 November</text:p>
      <text:p text:style-name="P66"/>
      <text:p text:style-name="P66">The great fortress of Toledo is besieged on all sides by rebels. Emperor Ramon seems sure to fail…</text:p>
      <text:p text:style-name="P66"/>
      <text:p text:style-name="P116">1 December</text:p>
      <text:p text:style-name="P116"/>
      <text:p text:style-name="P116"><text:soft-page-break/>13 August</text:p>
      <text:p text:style-name="P116"/>
      <text:p text:style-name="P116">King Robert III of France has been defeated by religious muslum extremests near Molina. He has been forced into a shattered retreat</text:p>
      <text:p text:style-name="P66"/>
      <text:p text:style-name="P66">13 December</text:p>
      <text:p text:style-name="P66"/>
      <text:p text:style-name="P66"><text:span text:style-name="T18">The young King Robert III of France, only 19, has committed suicide even as Emperor Ramon’s castle of Toledo is overtaken. As Robert leaves no children</text:span> <text:span text:style-name="T18">being so young and all his nephew Enguerrand II has been crowned King of France but already some are saying that the hardline reforms of the Vexin Kings has run it’s course. Normandy is retaken, and the grandson of Yves the noble lives in Senlis still. The King of Vexin France just killed himself what more sign would they need. The people across Francia seem to want a return to house Capet and even in </text:span>Auvergne <text:span text:style-name="T18">can be found some people who cultivate </text:span>in an attempt to reclaim land that has not been ruled by a king in Paris in over 100 years…</text:p>
      <text:p text:style-name="P66"/>
      <text:p text:style-name="P15">1258</text:p>
      <text:p text:style-name="P15"/>
      <text:p text:style-name="P67">17 January</text:p>
      <text:p text:style-name="P67"/>
      <text:p text:style-name="P67">Ramon the Emperor of Hispania has, ostensiably, fled south and is hiding somewhere in the vacinity of Valencia. The political climate could be seen as the eye of a storm.</text:p>
      <text:p text:style-name="P67"/>
      <text:p text:style-name="P68">9 February</text:p>
      <text:p text:style-name="P68"/>
      <text:p text:style-name="P69">In the aftermath of the great civil war in Hispania a muslim judge and mystic named Ott has taken gaurdianship of the young son of the deposed Ramon and promised to lead all people help lead all people in Hispania to God’s Glory, together. The people have rallied behind him and he now weilds absolute power in Ramon’s old empire. The young prince Ramon II is still apparently alive and living well under Ott however I cannot predict the outcome of their relationship nor what is about to happen in Western Europe. A muslim power in Hispania may be the end of days…</text:p>
      <text:p text:style-name="P69"/>
      <text:p text:style-name="P70">5 April</text:p>
      <text:p text:style-name="P70"/>
      <text:p text:style-name="P70">The current word in my court is that I am the third, or second if you consider his holiness greater, man in Europe. I had a small group of refugees from Hispania ask me to save their lands and indeed I could probably prevail. The idea is something to me indeed a sort of personal crusade but I’m not sure I’m up to the task. I think it may be more important to straighten things out closer to home first. Neil has continued to be unable to stop the rebellion of “The Princess Falcon of Albany” in Scone and I am nearly being forced to intervene. Not to mention Gilla still has not returned from Wales where he remains tenatively engaged with several different petty Welsh Kings who all protest not so much to the idea of Irish trade money brokers but to the idea of anyone being ruler of anything o<text:span text:style-name="T29">ver t</text:span>here. Seems like everyone and their brother considers themselves the “king of the big rock over there” and are more ticked off by their honor being insulted than having my son as a ruler. He tells me they do not pose much of a threat but more of a constant nuisance. Like a mosquito buzzing around your campsite. Unsetling. So I feel that a full scale invasion of Hispania, while possible and likely succesful, will not be the prudent choice for my court at this time. I will keep the idea viable in my brain and should the cards decide to fall in a different way come 2-5-10-20 years down the line then God willing I will act on such a notion. Thus spoke the king Lennan V <text:span text:style-name="T8">APRIL</text:span> MCCLVIII</text:p>
      <text:p text:style-name="P70"><text:soft-page-break/></text:p>
      <text:p text:style-name="P71">17 April</text:p>
      <text:p text:style-name="P71"/>
      <text:p text:style-name="P71">I have spoken with King Neil of Sottland and made him to understand that if by next summer he had not quelled the rebellions in his land and I would come and PERSONALLY take command of the situation. I concluded our meeting by arranging for his son and heir to marry the daughter of one of my Norman spies so that I can keep complete control over the situation.</text:p>
      <text:p text:style-name="P71"/>
      <text:p text:style-name="P71">25 May</text:p>
      <text:p text:style-name="P71"><text:line-break/>I have arranged for my grandson Faelon son of Gilla to receive the greatest education of anyone in Europe!</text:p>
      <text:p text:style-name="P71"/>
      <text:p text:style-name="P71">1 August</text:p>
      <text:p text:style-name="P71"/>
      <text:p text:style-name="P71">In response to our talk King Neil has personally led 2300 men into Albany to deal with the lady Effie.</text:p>
      <text:p text:style-name="P71"/>
      <text:p text:style-name="P72">13 August</text:p>
      <text:p text:style-name="P72"/>
      <text:p text:style-name="P72">An English fleet has destroyed the ports of Noli… This may lead to war with Eilif if he is not careful…</text:p>
      <text:p text:style-name="P72"/>
      <text:p text:style-name="P72">28 August</text:p>
      <text:p text:style-name="P72"/>
      <text:p text:style-name="P72">I sorted out an argument today between my stablemaster and the horseman. Its good to be the King…</text:p>
      <text:p text:style-name="P72"/>
      <text:p text:style-name="P72">30 December</text:p>
      <text:p text:style-name="P72"/>
      <text:p text:style-name="P72">Aragon has become relatively still once more. Ott has adopted a title along the lines of “Spiritual guider for a people” and allowed both a distant relative of Ramon II in Castille to lead somewhat temporally and a southern warlord <text:span text:style-name="T9">known as Alvar the Brute (who has become quite popular among the mostly muslim population in southern Hispania and even has a following on the other side of the strait of Gibraltar) However it has been decreed by his holiness Ott himself that Ramon II is the chosen leader of a great new people. God only knows what Ott is telling Ramon to prepare him for being Imperator totuis Hispaniae</text:span></text:p>
      <text:p text:style-name="P72"/>
      <text:p text:style-name="P16">1259</text:p>
      <text:p text:style-name="P16"/>
      <text:p text:style-name="P73">9 January</text:p>
      <text:p text:style-name="P73"><text:line-break/><text:span text:style-name="T13">To celebrate 30 years of the Library and 15 years of me on the Throne (since Cuan the Great died…) </text:span>I have paid for a great expansion of our Great Library of Dublin! Years of tax money will renovate the space and turn it into a truly unbelieavable sight on the same scale as the Apostalic palace in Roma! This is what I will be remembered for!</text:p>
      <text:p text:style-name="P73"/>
      <text:p text:style-name="P73">27 January</text:p>
      <text:p text:style-name="P73"/>
      <text:p text:style-name="P73">I have sent the bastard son of Fiona off to monastary school.</text:p>
      <text:p text:style-name="P73"/>
      <text:p text:style-name="P73"><text:soft-page-break/>18 March</text:p>
      <text:p text:style-name="P73"/>
      <text:p text:style-name="P73">Many of my people are overjoyed at the sound of a new greater library being built and several have offered their services to me which will certainly improve our overhead…</text:p>
      <text:p text:style-name="P73"/>
      <text:p text:style-name="P74">11 May</text:p>
      <text:p text:style-name="P74"/>
      <text:p text:style-name="P74">King Arpad of Hungary has come to be know as “The Wise” after he established a Teutonic Order in the lands around the mouth of the Pripyat River and begun a great missionary expedition to convert the people th<text:span text:style-name="T14">ere</text:span> to Christianity. <text:span text:style-name="T10">The Pope Sergius VII has aknowledged his efforts in the name of christ.</text:span></text:p>
      <text:p text:style-name="P74"/>
      <text:p text:style-name="P75">17 May</text:p>
      <text:p text:style-name="P75"/>
      <text:p text:style-name="P75">Gilla has returned to the Isle of Man after securing articles of surrender from The “kings of:” Morgan Builth and Cornwall.</text:p>
      <text:p text:style-name="P75"/>
      <text:p text:style-name="P75">24 June</text:p>
      <text:p text:style-name="P75"/>
      <text:p text:style-name="P75">Neil has moved his captial to Scone as a show to me that he has absolutely routed out any notion of rebellion from those people. Interesting indeed and well done Neil.</text:p>
      <text:p text:style-name="P75"/>
      <text:p text:style-name="P75">5 July</text:p>
      <text:p text:style-name="P75"/>
      <text:p text:style-name="P75">In the Eastern Roman Empire <text:span text:style-name="T11">at long last after 25 years of civil warfare a true leader has been decided by thousands of deaths and King Ionus of Serbia has been crowned by the Patriarch Ioseph in the city of Constantinople as “Emperor Phokus II of The Eastern Roman Empire” after Phokus I who 600 years ago overthrew the government of Constantinople and installed his own, more tyranical government. So I guess that’s what he’s trying to get at. Or the Patriarch is the only one who actually knows the history and just said “Ya Phokus did what you did and conquered Constantinople and became Emperor” and then Phokus II just believed it and doesnt know that the regime of Phokus I was largely ineffecive.</text:span></text:p>
      <text:p text:style-name="P75"/>
      <text:p text:style-name="P76">10 September</text:p>
      <text:p text:style-name="P76"/>
      <text:p text:style-name="P76">In response to some (albeit light I will admit) raiding this year from people of obviously Scottish decent I have decided to occupy the land of Moray and the old Castle of the King of Scottland. Since Neil has moved to Scone I’m sure he wont mind.</text:p>
      <text:p text:style-name="P76"/>
      <text:p text:style-name="P78">24 December</text:p>
      <text:p text:style-name="P78"/>
      <text:p text:style-name="P78">The power of the Pope is at an all time low. Thousands of catholics have been lost in Hispania as a result of the cult of the Emperor (not to mention the “third coming” of Ott or whatever nonesense they believe in now) plus the Kaisar has made it abundantly clear that he <text:s/><text:span text:style-name="T15">still</text:span>see’s his position as the “pope picker” AND the Eastern Emperor Phokas retains a tight clutch over southern Italy with most of the people there not obeying the wishes of the Pope. However his holiness still controls much of Africa all the way to Gallilea, Hungary, Poland, Scandanavia, Britania, and Northern Francia even into some sects in Aquitaine and scattered and silenced populations throughout Hispania no doubt still revere his name but compared to the great papacy of Urbanus who in 1162 forced the Kaisar to kneel before his throne and promise to respect the rule of the pope (which he did for like what 3 years lol)</text:p>
      <text:p text:style-name="P76"/>
      <text:p text:style-name="P77"><text:soft-page-break/>25 December</text:p>
      <text:p text:style-name="P77"/>
      <text:p text:style-name="P77">Now I will admit that is may have been rash of me to yknow invade Moray and all but I did find it prudent to flex the might of Castle Dublin who now shakes the very foundations of Britain to her core when I decide to roll over. However I find raising the grand army of Scottland to be a tad bit much (especially after I already whooped your arse ten years prior winkwink) and it almost feels an embaressment to have me raise my levies, on christmas mind you, and destroy your pathetic insurrection. What I find even less appealing is that now how am I supposed to teach you a lesson? How can I prevent you from doing such nonesense things again and again. I suppose I just have to teach you a lesson. Moray is mine and I will demonstrate that the power of Dublin eclipses that of whoever calls themselves “King of Scottland” -- <text:span text:style-name="T12">6 Thousand Scotts Were Defeated By 8 Thousand Irish Near Argyll.</text:span></text:p>
      <text:p text:style-name="P77"/>
      <text:p text:style-name="P79">26 December</text:p>
      <text:p text:style-name="P79"/>
      <text:p text:style-name="P79">My son Gilla has declared himself “Duke of Deheubarth” and claims to have received a mandate from God, that his sword fell from heaven itself, to rule a great and glorious kingdom. The boy is quite ambitious…</text:p>
      <text:p text:style-name="P79"/>
      <text:p text:style-name="P17">1260</text:p>
      <text:p text:style-name="P79"/>
      <text:p text:style-name="P79">20 January</text:p>
      <text:p text:style-name="P73"/>
      <text:p text:style-name="P79">After driving our Scottish foes from Moray I have ordered that our soldier hunker down at least for winter and refrain from striking any deaper into Neil’s realm. In all honesty I do respect him for putting his people into their place but I need him to understand that Dublin’s importance both finacially and strategiaclly put the interests of Scottland <text:span text:style-name="T16">subordonate to our own. I think that in time he will come to understand. Eilif II of England meanwhile has turned rather cold tho he would never dare to cross our powerful and potent non-agression pact (part of me thinks he never forgave me for sending my whore daughter fiona to be his wife haha)</text:span></text:p>
      <text:p text:style-name="P79"/>
      <text:p text:style-name="P80">5 March</text:p>
      <text:p text:style-name="P80"/>
      <text:p text:style-name="P80">A renewed sense of piracy this season which I have some suspicion could be tied to Neil (or at least some man by the name of Hector) is the biggest amount of action our armies have seen since the Christmas rout. Neil remains in Scone and we remain, peacefully, in Moray.</text:p>
      <text:p text:style-name="P80"/>
      <text:p text:style-name="P80">11April</text:p>
      <text:p text:style-name="P80"/>
      <text:p text:style-name="P80">I was wrong about Neil. 3500 Scotss led by Neil himself crossed Saint George’s strait heading straight for Dublin!</text:p>
      <text:p text:style-name="P80"/>
      <text:p text:style-name="P80">17 April</text:p>
      <text:p text:style-name="P80"/>
      <text:p text:style-name="P80">Our harbor is besieged. I have closed the inner gate and our garrison will keep us safe until reinforcements can arrive. I hope. Castle Dublin has not fallen in <text:span text:style-name="T17">in over 150 years since, in 1093, my ancestor Mael the Wise rescued the city from maurading Norwegians during the great English Wars between Hardrade and William.</text:span> </text:p>
      <text:p text:style-name="P80"><text:soft-page-break/></text:p>
      <text:p text:style-name="P81">22 April</text:p>
      <text:p text:style-name="P81"/>
      <text:p text:style-name="P81">My garrison chief reassures me we have provisions and arms for YEARS even without any access to the Harbor OR the roads. We may have to wait until summer for a grand army of Ireland to return from Scottland but our defenses seem strong regardless.</text:p>
      <text:p text:style-name="P81"/>
      <text:p text:style-name="P81">15 May</text:p>
      <text:p text:style-name="P81"/>
      <text:p text:style-name="P81">A great army (nearly half our men at 7000) arrived and forced Neil back onto his boats in a hasty retreat. Id say that half of them were killed. I doubt he will try something so stupid again.</text:p>
      <text:p text:style-name="P81"/>
      <text:p text:style-name="P81">6 June</text:p>
      <text:p text:style-name="P81"/>
      <text:p text:style-name="P81">Very much calmed down in western Moors now our occupation is unchallenged locally.</text:p>
      <text:p text:style-name="P81"/>
      <text:p text:style-name="P82">5 July</text:p>
      <text:p text:style-name="P82"/>
      <text:p text:style-name="P82">In France the vexin dynasty may be usurped, yet again, by the house of Cap<text:span text:style-name="T19">et</text:span>. Rorgan II, the young King who was denied inheritance by the powerful Errad “the just” (or unjust depending on who you ask) who persuaded the entire vassal realm to support his own son Enguarrad for King of France,, <text:span text:style-name="T19">has amassed a sizeable following and funding a great army has declared himself King of France. Another civil war is sure to destabalize the region further but if another great leader like Enguarrad I who succeeded where his predecessors had failed in reclaiming Normandy and holding his own against the impending might of the Kaisar.</text:span></text:p>
      <text:p text:style-name="P82"/>
      <text:p text:style-name="P83">26 August</text:p>
      <text:p text:style-name="P83"/>
      <text:p text:style-name="P83">Having destroyed a small detachment in Strathearn I have ordered our soldiers to occupy Scone.</text:p>
      <text:p text:style-name="P83"/>
      <text:p text:style-name="P83">6 September</text:p>
      <text:p text:style-name="P83"/>
      <text:p text:style-name="P83">The great Marshall Tristan died peacefully in his sleep the night after Scone was laid under siege. He will be sorely missed but Im glad he died doing what he loved. I have named the Earl of City Connachta my new Marshal.</text:p>
      <text:p text:style-name="P83"/>
      <text:p text:style-name="P84">3 October</text:p>
      <text:p text:style-name="P84"/>
      <text:p text:style-name="P84">I had Neil sign a paper of surrender. He will pay me very much <text:s/>and he recognizes the sovereignty of my Son over him. That was the important part. He knew that had I willed it I would have killed him but… I like the guy.</text:p>
      <text:p text:style-name="P84"/>
      <text:p text:style-name="P84">19 October</text:p>
      <text:p text:style-name="P84"/>
      <text:p text:style-name="P84">Becoming the policeman of Great Britain is going to be more work than I expected. Already I have a grand army en route to Wales again to deal with who is it again this time? The petty “king” of Builth. Ya that guy. Well he doesnt stand a chance. <text:s/>I suppose Gilla fancies himself King of Scottland, Ireland, Wales jesus he may go to war with Eilif II even… I must do everything in my power to keep Dubling strong.</text:p>
      <text:p text:style-name="P18"><text:soft-page-break/></text:p>
      <text:p text:style-name="P18"/>
      <text:p text:style-name="P18">1261</text:p>
      <text:p text:style-name="P18"/>
      <text:p text:style-name="P84">5 January</text:p>
      <text:p text:style-name="P84"/>
      <text:p text:style-name="P84">We outnumber the armies of Builth 10 to one! It’s a joke that this is even called a “war” at all.</text:p>
      <text:p text:style-name="P84"/>
      <text:p text:style-name="P85">28 January</text:p>
      <text:p text:style-name="P85"/>
      <text:p text:style-name="P85">Joan the Young King of Egypt has embarked on quite the crusade. He has declared war on the Holy Roman Empire in an effort to depose the German AntiPope set up by the Kaisar. I wish him luck but I still do not think it is Ireland’s place to meddle too much in continental Europe’s affairs.</text:p>
      <text:p text:style-name="P85"/>
      <text:p text:style-name="P85">4 March</text:p>
      <text:p text:style-name="P85"/>
      <text:p text:style-name="P85">The pope has thrown his all in with Joan against the Kaisar but did not ask to call a crusade. Besides his power is still on the wane though should the German pope fall he would be much more credible.</text:p>
      <text:p text:style-name="P85"/>
      <text:p text:style-name="P86">6 June</text:p>
      <text:p text:style-name="P86"/>
      <text:p text:style-name="P86">The Italian city of Suvereto has been occupied by the Pope.</text:p>
      <text:p text:style-name="P86"/>
      <text:p text:style-name="P86">16 June</text:p>
      <text:p text:style-name="P86"/>
      <text:p text:style-name="P86">The North-Eastern Italian city Treviso has been occupied by King Joan the Young of Egypt, <text:span text:style-name="T20">with apparent help from Venice..</text:span>.</text:p>
      <text:p text:style-name="P86"/>
      <text:p text:style-name="P87">16 August</text:p>
      <text:p text:style-name="P88"/>
      <text:p text:style-name="P87">German soldiers have destroyed the Papal occupation of Suvereto in Piombino but remain on the defensive to the north in Treviso and Trient.</text:p>
      <text:p text:style-name="P87"/>
      <text:p text:style-name="P87">2 October</text:p>
      <text:p text:style-name="P87"/>
      <text:p text:style-name="P87">2 and a half years. Thats how long it took to collect taxes equal to the amount the renovation of the Great Library of Dublin costs. Thats how “Grand” it is. This building will be like none other in Europe.</text:p>
      <text:p text:style-name="P87"/>
      <text:p text:style-name="P87">13 October</text:p>
      <text:p text:style-name="P87"/>
      <text:p text:style-name="P87">The English have now moved into Wales invading Brecon with 1500 soldiers.</text:p>
      <text:p text:style-name="P87"/>
      <text:p text:style-name="P88">4 December</text:p>
      <text:p text:style-name="P88"><text:line-break/>Eilif II my nephew, the little brat King of England is clearly only doing this to offend me. First the embargo, then the attack on Noli, and now feeling emboldended by...what temporarily walking around in Navarre in the middle of a spiritual revolution in Hispania which has forever changed the direction <text:soft-page-break/>of Europe and therefore the world? Becaue the power of Ott and his adopted son Ramon “The Bold” has become all but absolute among the previous peoples of Galicia, Castille, and Navarre.</text:p>
      <text:p text:style-name="P88"/>
      <text:p text:style-name="P19">1262</text:p>
      <text:p text:style-name="P19"/>
      <text:p text:style-name="P88">16 March</text:p>
      <text:p text:style-name="P88"/>
      <text:p text:style-name="P88">Kaisar Walter “the monk” has expelled the Egyptian forces from Italy.</text:p>
      <text:p text:style-name="P88"/>
      <text:p text:style-name="P89">20 March</text:p>
      <text:p text:style-name="P89"/>
      <text:p text:style-name="P89">My son’s wife Caintigern has died. I’m glad honestly. I dont particularly care for her, or her son and hope Gilla finds a better new wife. I want to hook him up with a hot french girl like I got but he wont let me interfere with his life. I can already tell he will be a good king.</text:p>
      <text:p text:style-name="P89"/>
      <text:p text:style-name="P89">15 May</text:p>
      <text:p text:style-name="P89"/>
      <text:p text:style-name="P89">This seems to be the final straw. Eilif has invaded Scottland. However our non-agression pact still remains strong and is essential to our economy at the moment. Surely to his as well. In this matter I have decided to shore up my power in Wales.</text:p>
      <text:p text:style-name="P89"/>
      <text:p text:style-name="P89">12 June</text:p>
      <text:p text:style-name="P89"/>
      <text:p text:style-name="P89">My wife is fat. I am fat. What a drag it is getting older…</text:p>
      <text:p text:style-name="P89"/>
      <text:p text:style-name="P90">28 October</text:p>
      <text:p text:style-name="P90"/>
      <text:p text:style-name="P90">The traveling musicians have returned! I do love them! Hella!</text:p>
      <text:p text:style-name="P90"/>
      <text:p text:style-name="P20">1263</text:p>
      <text:p text:style-name="P20"/>
      <text:p text:style-name="P90">15 January</text:p>
      <text:p text:style-name="P90"/>
      <text:p text:style-name="P90">Ott of Hispania has regained much of the former glory of Ponc’s Empire of Castille but in a more potent and radical sense. Ott is almost like the spiritual leader of an entire people in a way that Ponc or Ramon could never be. The men of Gascogne have even crossed into Bordeux and Agen along the western banks of the Garonne river <text:span text:style-name="T22">in Aquitaine</text:span>. <text:span text:style-name="T21">Meanwhile in France Vexin Enguerrand II has defeated Rorgan II absolutely, capturing the Capetian monarch, removing his hands and then his head declaring “Here dies the Capetian Kings of France” The vexins do not respect the rule of the Pope and are known for their devout commitement to aceitic lifestyle residing in common homes and preaching the tenents of poverty and charty. Joan the Young King of Egypt has remained strong in his crusade against the Kaisar Walter by taking the great city of Genoa. England has taken the coastal welsh town of Glywysing and our two kingdoms now share a reenforced strategically essential border with eachother making war litterally a short jog away. For my part I have decided that we can forstall our inevitable conflict indefinetly, for the time being. I will not pursue and active engagemnts or hostilities with Eilif II but I am sure that even if I dont get around to it Gilla has a lot in his head af far as dreams are concerned.</text:span></text:p>
      <text:p text:style-name="P90"/>
      <text:p text:style-name="P91"><text:soft-page-break/>16 January </text:p>
      <text:p text:style-name="P91"/>
      <text:p text:style-name="P91">It appears the intent of Eilif II is that we split Britiannia between the two of us. He does not seem at all interested in a war with Dublin at this time.</text:p>
      <text:p text:style-name="P91"/>
      <text:p text:style-name="P92">26 January</text:p>
      <text:p text:style-name="P92"/>
      <text:p text:style-name="P92">After only 3 short years already the Imperium of Phokus II has crumbled with widespread resistance to his rule throughout Greece and Asia Minor. Though he is supported by the elite in Constantinople for the most part and as former Doux of Serbia commands great respect in the caucus’s his very vocal critics accuse him of <text:s/>being soft and innefective in a time when the Eastern Empire (Byzantine) needs to be bold in the face of a changing world.</text:p>
      <text:p text:style-name="P92"/>
      <text:p text:style-name="P93">28 January</text:p>
      <text:p text:style-name="P93"/>
      <text:p text:style-name="P93">Jesus im a fat old out of shape man! <text:s/>I cant even fit in my throne anymore and have commanded the finest metal workers in the land to build me a new one but fuck. My father’s sacred armor he bestowed upon me during my time in Shukrid retaking the Holy City I cant even wear it anymore! I gave it to Gilla who I know will appreciate it. Im not gooing to diet this is how I like to live…</text:p>
      <text:p text:style-name="P93"/>
      <text:p text:style-name="P94">25 July</text:p>
      <text:p text:style-name="P94"/>
      <text:p text:style-name="P94">Aquitaine (or what’s left of it) is all but overrun by men of Aragon. <text:span text:style-name="T23">Meanwhile Joan still holds strong after 6 months of occuptaion in Genoa. The Kaisar may indeed have met his match…</text:span></text:p>
      <text:p text:style-name="P94"/>
      <text:p text:style-name="P95">4 September</text:p>
      <text:p text:style-name="P95"/>
      <text:p text:style-name="P95">I have instituted an honor guard to keep watch over the great statue of Cuan the Great.</text:p>
      <text:p text:style-name="P95"/>
      <text:p text:style-name="P95">21 September</text:p>
      <text:p text:style-name="P95"/>
      <text:p text:style-name="P95">Our metropolotin area stretches nearly all the way to Dun Ailinne the ancient capital of the old High Kings of Ireland. Dublin is GREAT!</text:p>
      <text:p text:style-name="P95"/>
      <text:p text:style-name="P97">10 November</text:p>
      <text:p text:style-name="P97"/>
      <text:p text:style-name="P97">Aragon soldiers have crossed the river Garonne with over 10 thousand soldiers ending the idea of Aquitaine in one fell swoop.</text:p>
      <text:p text:style-name="P97"/>
      <text:p text:style-name="P21">1264</text:p>
      <text:p text:style-name="P21"/>
      <text:p text:style-name="P97">6 January</text:p>
      <text:p text:style-name="P97"/>
      <text:p text:style-name="P97">A great German army of 15 thousand has arrived and laid siege to the Egyptian held Genoa which will likely fall.</text:p>
      <text:p text:style-name="P97"/>
      <text:p text:style-name="P97">16 February</text:p>
      <text:p text:style-name="P97"/>
      <text:p text:style-name="P97"><text:soft-page-break/>I do believe, and would like to admit, that my gentle approach to England speifically my nephew Eilif II was wrong. Had I taken a hardline approach, razing his castle and establishing a Dublin supremacy over all of Britania no one could threaten our power but as it were I never bit the bullet. Perhap we would have been defeated anyway and it all would have been for naught.</text:p>
      <text:p text:style-name="P97"/>
      <text:p text:style-name="P98">16 March </text:p>
      <text:p text:style-name="P98"/>
      <text:p text:style-name="P98">The peasants recently have begun complaining bout their tax burden. I will not act but if they rise up they will be stepped on for obvious reasons.</text:p>
      <text:p text:style-name="P98"/>
      <text:p text:style-name="P98">21 April</text:p>
      <text:p text:style-name="P98"/>
      <text:p text:style-name="P98"><text:span text:style-name="T24">Even as Genoa falls to Germany a</text:span>n Italian army loyal to the Pope Sergius VII has retaken Suvereto again 3 years after taking it the first time and 2.5 years after loosing it.</text:p>
      <text:p text:style-name="P98"/>
      <text:p text:style-name="P98">28 April</text:p>
      <text:p text:style-name="P98"/>
      <text:p text:style-name="P98">The German Army of Florence has retreated north towards Bologne in liu of a direct confrontation with the Papal Italian army in Suvereto.</text:p>
      <text:p text:style-name="P96"/>
      <text:p text:style-name="P99">8 August</text:p>
      <text:p text:style-name="P99"/>
      <text:p text:style-name="P99">Gilla has gotten a new woman pregnant. Should she bear a son that boy would become second in line to my throne (he can have the smaller one back once I’m gone lol this big fatty lazEboy is gonna be a joke in the futre…)</text:p>
      <text:p text:style-name="P99"/>
      <text:p text:style-name="P100">3 October</text:p>
      <text:p text:style-name="P100"/>
      <text:p text:style-name="P100">Our great harbor continues to grow and expand. Many consider ours the greatest harbor in Western Europe and our fair city has become a “final stop” for many travellers and merchants.</text:p>
      <text:p text:style-name="P100"/>
      <text:p text:style-name="P100">6 December</text:p>
      <text:p text:style-name="P100"/>
      <text:p text:style-name="P100">German soldiers continue to retreat north out of Italy as winter sets in.</text:p>
      <text:p text:style-name="P100"/>
      <text:p text:style-name="P100">31 December</text:p>
      <text:p text:style-name="P100"/>
      <text:p text:style-name="P100">I have given the order to occupy Brecon before the English end up there.</text:p>
      <text:p text:style-name="P100"/>
      <text:p text:style-name="P22">1265</text:p>
      <text:p text:style-name="P22"/>
      <text:p text:style-name="P102">3 March</text:p>
      <text:p text:style-name="P102"/>
      <text:p text:style-name="P102">A daughter, Brigit, was born to Gilla. Faelan is still the 2<text:span text:style-name="T2">nd</text:span> in line. I have arranged for him and my daughter </text:p>
      <text:p text:style-name="P102"/>
      <text:p text:style-name="P103">25 May</text:p>
      <text:p text:style-name="P103"/>
      <text:p text:style-name="P103"><text:soft-page-break/>A surprise attack from the Queen Mabyn in Wales killed over 2 thousand of our brave men. It was a travesty.</text:p>
      <text:p text:style-name="P103"/>
      <text:p text:style-name="P103">14 September</text:p>
      <text:p text:style-name="P103"/>
      <text:p text:style-name="P103">The Kaisar has finnaly pushed Joan out of Genoa but remains, for the most part, out of Italy. Though the power of the Pope must not even come close to the might of the Kaisar.</text:p>
      <text:p text:style-name="P103"/>
      <text:p text:style-name="P23">1266</text:p>
      <text:p text:style-name="P23"/>
      <text:p text:style-name="P104">17 January</text:p>
      <text:p text:style-name="P104"/>
      <text:p text:style-name="P104">In the Kaisar’s first offensive of the War German soldiers have taken the island of Sardinia.</text:p>
      <text:p text:style-name="P104"/>
      <text:p text:style-name="P104">21 January</text:p>
      <text:p text:style-name="P104"/>
      <text:p text:style-name="P104">The city of Genoa has begun to riot as a result of years of military occupation.</text:p>
      <text:p text:style-name="P104"/>
      <text:p text:style-name="P104">28 February</text:p>
      <text:p text:style-name="P104"/>
      <text:p text:style-name="P104">My wife helped to calm down the people here in Dublin about the new taxes by opening some new parks and day cares. Thatll distract the masses. Thanks hun</text:p>
      <text:p text:style-name="P104"/>
      <text:p text:style-name="P104">22 April</text:p>
      <text:p text:style-name="P104"/>
      <text:p text:style-name="P104">Many new people have settled in Dubin. <text:span text:style-name="T25">We are the greatest city in Christdom bar none. Today.</text:span></text:p>
      <text:p text:style-name="P104"/>
      <text:p text:style-name="P105">31 August</text:p>
      <text:p text:style-name="P105"/>
      <text:p text:style-name="P105">In France Vexin King Enguerrand II has renewed his invasion efforts in Auvergne and the German soldiers have been forced off of Sardinia.</text:p>
      <text:p text:style-name="P105"/>
      <text:p text:style-name="P105">15 September</text:p>
      <text:p text:style-name="P105"/>
      <text:p text:style-name="P105">Welsh raiders seemingly originating from Powys have attacked our vital trade route through Saint George’s channel. I’m afraid this will warrant an invasion…</text:p>
      <text:p text:style-name="P105"/>
      <text:p text:style-name="P106">30 September</text:p>
      <text:p text:style-name="P106"/>
      <text:p text:style-name="P106">Having routed the Welsh from the fertile waters of Dublin I will now pursue with all haste our revenge upon their “Queen”</text:p>
      <text:p text:style-name="P106"/>
      <text:p text:style-name="P106">29 December</text:p>
      <text:p text:style-name="P106"/>
      <text:p text:style-name="P106">A great war has been raging all autumn into the winter in Wales. Eilif II has become embroiled in Scottland and been forced to retreat from his prior position in Cardiff. As a result we have moved to occupy there as well. I am trying to exert as much power as posible in Wales.</text:p>
      <text:p text:style-name="P106"/>
      <text:p text:style-name="P24"><text:soft-page-break/>1267</text:p>
      <text:p text:style-name="P24"/>
      <text:p text:style-name="P106">26 February</text:p>
      <text:p text:style-name="P106"/>
      <text:p text:style-name="P106">A major Irish victory in Brecon over Cardif.</text:p>
      <text:p text:style-name="P106"/>
      <text:p text:style-name="P107">28 March</text:p>
      <text:p text:style-name="P107"/>
      <text:p text:style-name="P107">My daughter Ben-Mide is a fucking slut. I have given her to my commander to keep him happy and her in her place…</text:p>
      <text:p text:style-name="P107"/>
      <text:p text:style-name="P108">1 December</text:p>
      <text:p text:style-name="P108"/>
      <text:p text:style-name="P108">Through the year I have been more than successful in Wales. The people now regard me as their protector of “Bhagdah BlaBLABLA” and the lady of Rhos wrote to me that my power and prestige was legendary and that she swore her fealty to the “King of Wales” <text:span text:style-name="T26">England is still occupied in Scottland and Eilif hasnt said a word to me in years. I am happy to still be alive I never thought I’d make it to 60 to be honest and I am grateful for every day. </text:span></text:p>
      <text:p text:style-name="P108"/>
      <text:p text:style-name="P109">25 December</text:p>
      <text:p text:style-name="P109"/>
      <text:p text:style-name="P109">The Vexin King of France Enguerrand II has died. Apparently something fell on his head and he died comatose in bed three days later. A pity, the resistance in Auvergne had finnaly settled down and he stood powerfully wedged precariously between the Kaisar and Aragon. Not to say that he completely settled down all the rebels in Francia there are still as many different factions as the different number of cheese the region produces. His young son Gaucelin, age 9, has been crowned King of France and rules the greatest Kingdom of France since the rise of the house of Vexin after the death of <text:span text:style-name="T27">Capetian Phillipe II over 100 years ago in 1144. In Germany Italians remain in control of the island of Sardinia and the Kaisar remains unable to restore order in the streets of Genoa but Joan still lacks the logistical support, let alone the numerical advantage, to launch a full scale invasion of Germany, a feat pronounced by many to be impossible, leaving the war in a sort of stand still. It has served to weaken the power of the Kaisar at any rate…</text:span></text:p>
      <text:p text:style-name="P109"/>
      <text:p text:style-name="P112">26 December</text:p>
      <text:p text:style-name="P112"/>
      <text:p text:style-name="P112">Taking Moray has destablized the situation in Scottland only exaserbated by Eilif’s medeling <text:span text:style-name="T30">(currently on hold due to a Norwegian uprising in Scandanavia where Eilif is determined to keep influence in the home of his ancestors) and the already present (and never fully destroyed) pirate culture Neil’s power has been reduced to the area directly surrounding Scone in Albany though he is still inrequently reffered to as “King” English power has eclipsed both Neil’s and our own in Lothian. As a result I have been forced to authorize Irish occupation of Atholl in order to curb the expansion of England. For his part Eilif II still seems perfectly amiable to me in public and his decsion to stop pursuing the crown of Scottland (not to mention his acceptance of my son’s declaration as “Prince of Wales”) is in a great show of good faith on our great kingdom.</text:span></text:p>
      <text:p text:style-name="P112"/>
      <text:p text:style-name="P128">1268</text:p>
      <text:p text:style-name="P128"/>
      <text:p text:style-name="P113">3 April</text:p>
      <text:p text:style-name="P113"><text:soft-page-break/></text:p>
      <text:p text:style-name="P113">Since our intervention at the new year the situation in Scottland has only deteriorated. It feels like Wales all over again. I think that many fear the hegemony of Dublin but obviously they must understand how much better life is under my court. We are among the richest people in Europe. Regardless the politics of the situation have scarecly changed. Eilif continues to support my claim to protect Scottland and Wales and his only caveat is that England must, surely, gain some land as well. However the two of us continue to get along and suggest to me that perhaps a rule of two over Britannia may succeed...for a time.</text:p>
      <text:p text:style-name="P113"/>
      <text:p text:style-name="P114">21 June</text:p>
      <text:p text:style-name="P114"/>
      <text:p text:style-name="P114">On the summer solstace 1268 Ramon-Folc “the Bold” Emperor of Hispania was crowned by Supreme Priest Ott in the Holy city of Molina. At only 13 years old Ramon II is the youngest Emperor of Hispania since the creation of that title some 30 years ago under Ponc I “the lunatic” who invaded Asturias de Oviedo and declared himself above the pope. Now 30 years later a casual God-King has been created in Hispania (whose claim to be the son of the last King the now missing presumed dead King Ramon I is dubious to say the least. I for one believe that Ott simply told the people and vassals that this was the son of Ramon to ease the creation of his extreme religious thocratic government. The people needed something to believe in after their humiliating defeats in Gascogne at the hands of the French-English alliance and Ott was able to rally the energy from anger towards Ramon I into constructive war energy in the retaking of Navarre and Gascogne (though Eilif had already abandoned the war <text:span text:style-name="T32">effort and the vast riches of Hispania make it one of the greatest powers in the world today) Ramon II has declared that his people are destined to rule in Aquitaine and has pledged to renew frequent raids into French and German lands. Time will only tell if he is biting off too much to chew or about to change the world…</text:span></text:p>
      <text:p text:style-name="P114"/>
      <text:p text:style-name="P116">28 June</text:p>
      <text:p text:style-name="P116"><text:line-break/>Sometimes I like to look back and appreciate my life. I remember the great times as I was a child when all things seemed rich and fat and peaceful. I remember attending military academy with my brother Cuan (before he tried to overthrow our father...what a failure he was…) and I remember the first time my father told me “Not to be like Cuan III” I remember the first time being given command of our Scottish Expeditionary Forces and upon my triumphant return (having destroyed one single pirate band sigh it was a different time then we lacked the logistical support to simply occupy great swaths of land like we do now) Cuan differing his inheritance to me and then being sent on the great Crusade to re-take Jerusalem. God that was the last time I even saw Cuan. When I returned victorious from Jerusalem nearly a year after departing I came back only a few weeks after Cuan had been defeated and exiled by my father. <text:span text:style-name="T33">He told me with tears in his eyes what happened, how Cuan had stolen the money and raised a great band of pirates to destroy and kill wherever possible. God it disgusts me that for years I called him “brother” or even worse “friend.” The words of my father will always stay with me, h</text:span>is wisdom and mercy have been inspirational to me ever since. <text:span text:style-name="T33">His final years while I transitioned into my current position were very hard on me because my father became somewhat senile and I had to lie to him about his great statue being re-done in my image. The full account of my doings since my acsension to the great lordship of Ireland is recounted above and I am particularly proud of my reputaion as a good arbiter of the law and a gentle King, if not greater than my father Cuan the Great whose legacy will forever gild Dublin in her royal emerald splendor.</text:span></text:p>
      <text:p text:style-name="P116"/>
      <text:p text:style-name="P118">11 August</text:p>
      <text:p text:style-name="P118"/>
      <text:p text:style-name="P118"><text:soft-page-break/>A great German army destroyed the Papal occupatioin of Suvereto in Piombino today ending their nearly 4 year long occupation of the Italian-German city. In Scottland much is quiet. Most fear to strike at us as our power is mighty.</text:p>
      <text:p text:style-name="P118"/>
      <text:p text:style-name="P118">14 August</text:p>
      <text:p text:style-name="P118"/>
      <text:p text:style-name="P118">The Hispanic people of Zaragoza have openly demonstrated their respect for the pope and disregard for Emperor Ramon II</text:p>
      <text:p text:style-name="P118"/>
      <text:p text:style-name="P119">13 November</text:p>
      <text:p text:style-name="P119"/>
      <text:p text:style-name="P119">The first major battle in Scottland this year was against a Norwegian Woman who calls herself “Queen Anna of Skotsland” representing Norwegian interests in the region (and may have dubious connections to the English Kingdom…) They were easily destroyed by my second battalion and and paid me a hefty ransom for not killing them all…</text:p>
      <text:p text:style-name="P119"/>
      <text:p text:style-name="P119">1 December</text:p>
      <text:p text:style-name="P119"/>
      <text:p text:style-name="P119">In France, in response to Aragon soldiers raiding as far as the ducky of Poitou in Western France, the Daughter of the murdered former Capetian King Rorgan II named Aude has taken up her great grandfather, Yves the Noble’s axe literally and declared the Vexin monarchy corrupt and useless failing to even defend their borders from the souther Hispanic savages. <text:span text:style-name="T34">Joan the Young’s power in Egypt has been sevrally curtailed by the Catalan upper political class and as a result his pet project, the “crusade” for Germany has bassically defaulted. The pope has been defeated pretty much completely in Suvereto earlier this year and Joan has returned with his armies, defeated in morale if not in numbers, to Cairo a city that does not welcome him as a hero.</text:span></text:p>
      <text:p text:style-name="P119"/>
      <text:p text:style-name="P129"/>
      <text:p text:style-name="P130">1269</text:p>
      <text:p text:style-name="P130"/>
      <text:p text:style-name="P120">1 February</text:p>
      <text:p text:style-name="P120"/>
      <text:p text:style-name="P121">The organized papal resistance to the Holy Roman Empire has essentially evaporated.</text:p>
      <text:p text:style-name="P121"/>
      <text:p text:style-name="P121">21 May</text:p>
      <text:p text:style-name="P121"/>
      <text:p text:style-name="P122">I have ordered our armies to turn north as now the threat from the piracy is greater than the threat coming from the south. Eilif has become absolutely cooperative (I suspect he realized the threat that I truly pose) and no other leader in Scottland ( or) <text:s/>Skotsland opposes me either</text:p>
      <text:p text:style-name="P122"/>
      <text:p text:style-name="P122">23 October</text:p>
      <text:p text:style-name="P122"/>
      <text:p text:style-name="P122">My grandson the Bastard son of Fiona, queen of England now, having finished monastary school, has become increadibly skilled in the learned arts and as such I have appointed him my court chaplain!</text:p>
      <text:p text:style-name="P122"/>
      <text:p text:style-name="P123">24 December</text:p>
      <text:p text:style-name="P123"><text:line-break/>This Christmas we must, again, attack Neil. I should have dethroned him decades ago…</text:p>
      <text:p text:style-name="P123"><text:soft-page-break/></text:p>
      <text:p text:style-name="P123">25 December</text:p>
      <text:p text:style-name="P123"/>
      <text:p text:style-name="P123">In France Aude seems to have the upper hand against the Vexin vanguards who still stand behind the Boy King Gaucelin. However in the absence on a strong central government Aragonian raids into Poitou have become a fact of life for those who live in the region and are condemned to endure this constant hostility.</text:p>
      <text:p text:style-name="P123"/>
      <text:p text:style-name="P131">1270</text:p>
      <text:p text:style-name="P131"/>
      <text:p text:style-name="P124">14 April</text:p>
      <text:p text:style-name="P124"/>
      <text:p text:style-name="P124">The city of Dublin continues to expand and I have build a third castle in our capital county. I have begun to enforce a defensable border in Scottland to keep our trade interests safe. The Petty King of Cornwall has died and left his young son in charge. I am somewhat inclined to intervene on behalf of trade security. Knowing that my nephew Eilif II will not dare to oppose me I could easily take complete control over their penninsula. In France Paris has fallen to the soldiers of Aude Capet. The war between the Kaisar and the Pope has ended with a German victory. Sergius VII has surrendered his offensive forces and Joan remains in Cairo. In exchange for the German soldiers to remain out of Roma the Pope has agreed to cease all trade with the rebel cities of Genoa and Noli. This pap<text:span text:style-name="T35">a</text:span>l concession is a true testament to the dire situation in Christianity today.</text:p>
      <text:p text:style-name="P124"/>
      <text:p text:style-name="P125">16 April</text:p>
      <text:p text:style-name="P125"/>
      <text:p text:style-name="P125">Phokus II has finnaly managed to get a firm grip under Greece and has begun a campaign this summer intended to bring the rebelious people of Calabria back under Imperial control.</text:p>
      <text:p text:style-name="P125"/>
      <text:p text:style-name="P126">18 September</text:p>
      <text:p text:style-name="P126"/>
      <text:p text:style-name="P126">Aude has been crowned Queen of France. At only 25 she is also the first Capetian monarch since Onfroy’s death in 1227. She is a wonderfully inteligent leader but she suffers some serious injuries from the battlefield and it remains to be seen if she will be able to govern as effectively as the radical Vexins who ruled for the last 50 years, a reinissance in French Power.</text:p>
      <text:p text:style-name="P126"/>
      <text:p text:style-name="P126">3 October</text:p>
      <text:p text:style-name="P126"/>
      <text:p text:style-name="P126">Joan the Young has begun a civil war in Egypt in an attempt to restore the once absolute power of the Egyptian monarch. <text:span text:style-name="T36">In Hispania the power of Ramon “The Bold” has greatly expaned. The power of the now deceased prophet Ott has converted people as far as El Rif nearly 75 miles EAST of the strait of Gibraltar on the african side. The conversion of Hispania to a nominally Islamic power has been a dramatic change in the balance of power in the western Mediteranean. After the fall of the Egyptian Sultanate near the beginning of the century there was genuine optimism that this was the end of Islam and now it rears its ugly head in Hispania. Now dont get me wrong there are certainly plenty of Christians living like sheep under the tyranny of Ramon but there is now no organized Christian resistane to Ramon outside of some buttfuck nowherers in Zaragoza…</text:span></text:p>
      <text:p text:style-name="P126"/>
      <text:p text:style-name="P132">1271</text:p>
      <text:p text:style-name="P132"/>
      <text:p text:style-name="P127"><text:soft-page-break/>9 July</text:p>
      <text:p text:style-name="P127"/>
      <text:p text:style-name="P127">Eilif’s two wars in Scottland and Denmark have left him unpopular at home <text:span text:style-name="T37">and weak. Now even some Norwegian raiders have arrived on England’s shores and seem to challenge Eilif’s right to rule. Many even in his native England have suggested that perhaps he is the wrong leader for their land.</text:span></text:p>
      <text:p text:style-name="P127"/>
      <text:p text:style-name="P133">28 October</text:p>
      <text:p text:style-name="P133"/>
      <text:p text:style-name="P133">King Lennan died peacefully in his sleep. He will be remembered as a great solder, taker of Jerusalem, Scottish Expoditioner and a great King who oversaw Ireland’s greatest expansion in history and the esablishment of the power of Dublin in the Isle of Great Britain as an equal to the house of Hardrade, Kings of England. His only son, Gilla, Prince of Wales, is widely hailed as a powerful and highy capable ruler in Wales and he is expected to be a strong King of Ireland after his father and grandfather. He personally commands nearly one third of all lands subject to the crown of Dublin and his greatest challenge will be to ensure the centralization of his realm is succesful. Long Live King Gilla!</text:p>
      <text:p text:style-name="P124"/>
      <text:p text:style-name="P124"/>
      <text:p text:style-name="P116"/>
      <text:p text:style-name="P101"/>
      <text:p text:style-name="P95"/>
      <text:p text:style-name="P87"/>
      <text:p text:style-name="P87"/>
      <text:p text:style-name="P84"/>
      <text:p text:style-name="P61"/>
      <text:p text:style-name="P55"/>
      <text:p text:style-name="P49"/>
      <text:p text:style-name="P49"/>
      <text:p text:style-name="P49"/>
      <text:p text:style-name="P49"/>
      <text:p text:style-name="P9"/>
      <text:p text:style-name="P9"/>
      <text:p text:style-name="P9"/>
      <text:p text:style-name="P38"/>
      <text:p text:style-name="P38"/>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8:26:44.229542424</meta:creation-date>
    <dc:date>2019-07-14T16:04:23.553032905</dc:date>
    <meta:editing-duration>P2DT1H27M50S</meta:editing-duration>
    <meta:editing-cycles>17</meta:editing-cycles>
    <meta:generator>LibreOffice/6.1.6.3$Linux_X86_64 LibreOffice_project/10$Build-3</meta:generator>
    <meta:document-statistic meta:table-count="0" meta:image-count="0" meta:object-count="0" meta:page-count="28" meta:paragraph-count="441" meta:word-count="10376" meta:character-count="56265" meta:non-whitespace-character-count="46301"/>
  </office:meta>
</office:document-meta>
</file>